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size="13pt" fo:font-weight="normal" officeooo:rsid="000f5c23" officeooo:paragraph-rsid="000f5c23" style:font-size-asian="11.3500003814697pt" style:font-weight-asian="normal" style:font-size-complex="13pt" style:font-weight-complex="normal"/>
    </style:style>
    <style:style style:name="P2" style:family="paragraph" style:parent-style-name="Standard">
      <style:paragraph-properties fo:text-align="justify" style:justify-single-word="false"/>
      <style:text-properties fo:color="#000000" fo:font-size="13pt" fo:font-weight="normal" officeooo:rsid="000f5c23" officeooo:paragraph-rsid="0011f3be"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color="#000000" fo:font-size="13pt" fo:font-weight="normal" officeooo:rsid="000f5c23" officeooo:paragraph-rsid="0011f3be"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color="#000000" fo:font-size="13pt" fo:font-weight="normal" officeooo:rsid="004a1a56" officeooo:paragraph-rsid="004a1a56"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color="#000000" fo:font-size="13pt" fo:font-weight="normal" officeooo:rsid="00119f83" officeooo:paragraph-rsid="00119f83"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color="#000000" fo:font-size="13pt" fo:font-weight="normal" officeooo:rsid="00119f83" officeooo:paragraph-rsid="00119f83"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color="#000000" fo:font-size="13pt" fo:font-weight="normal" officeooo:rsid="004a49e5" officeooo:paragraph-rsid="004a1a56"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color="#000000" style:font-name="Liberation Serif" fo:font-size="15pt" fo:font-weight="normal" officeooo:rsid="000f5c23" officeooo:paragraph-rsid="000f5c23"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color="#000000" style:font-name="Liberation Serif" fo:font-size="15pt" fo:font-weight="normal" officeooo:rsid="0019aab5" officeooo:paragraph-rsid="0019aab5"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color="#000000" style:font-name="Liberation Serif" fo:font-size="13pt" fo:font-weight="normal" officeooo:rsid="00143d32" officeooo:paragraph-rsid="00143d32"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color="#000000" style:font-name="Liberation Serif" fo:font-size="13pt" fo:font-weight="normal" officeooo:rsid="00143d32" officeooo:paragraph-rsid="00176ecb"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color="#000000" style:font-name="Liberation Serif" fo:font-size="13pt" fo:font-weight="normal" officeooo:rsid="004a1a56" officeooo:paragraph-rsid="004a1a56"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color="#000000" style:font-name="Liberation Serif" fo:font-size="13pt" fo:font-style="normal" fo:font-weight="normal" officeooo:rsid="00112dcd" officeooo:paragraph-rsid="000f5c23"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justify" style:justify-single-word="false"/>
      <style:text-properties fo:color="#000000" style:font-name="Liberation Serif" fo:font-size="6pt" fo:font-style="normal" fo:font-weight="normal" officeooo:rsid="000f5c23" officeooo:paragraph-rsid="000f5c23" style:font-size-asian="5.25pt" style:font-style-asian="normal" style:font-weight-asian="normal" style:font-size-complex="6pt" style:font-style-complex="normal" style:font-weight-complex="normal"/>
    </style:style>
    <style:style style:name="P15" style:family="paragraph" style:parent-style-name="Standard">
      <style:paragraph-properties fo:text-align="start" style:justify-single-word="false"/>
      <style:text-properties fo:color="#000000" style:font-name="Liberation Serif" fo:font-size="6pt" fo:font-weight="normal" officeooo:rsid="0019aab5" officeooo:paragraph-rsid="0019aab5" style:font-size-asian="5.25pt" style:font-weight-asian="normal" style:font-size-complex="6pt" style:font-weight-complex="normal"/>
    </style:style>
    <style:style style:name="P16" style:family="paragraph" style:parent-style-name="Standard">
      <style:paragraph-properties fo:text-align="start" style:justify-single-word="false"/>
      <style:text-properties fo:color="#000000" style:font-name="Liberation Serif" fo:font-size="6pt" fo:font-weight="normal" officeooo:rsid="00138c29" officeooo:paragraph-rsid="0019aab5" style:font-size-asian="5.25pt" style:font-weight-asian="normal" style:font-size-complex="6pt" style:font-weight-complex="normal"/>
    </style:style>
    <style:style style:name="P17" style:family="paragraph" style:parent-style-name="Standard">
      <style:paragraph-properties fo:text-align="center" style:justify-single-word="false"/>
      <style:text-properties fo:color="#000000" style:font-name="Liberation Serif" fo:font-size="6pt" fo:font-weight="normal" officeooo:rsid="00138c29" officeooo:paragraph-rsid="00138c29" style:font-size-asian="5.25pt" style:font-weight-asian="normal" style:font-size-complex="6pt" style:font-weight-complex="normal"/>
    </style:style>
    <style:style style:name="P18" style:family="paragraph" style:parent-style-name="Standard">
      <style:paragraph-properties fo:text-align="center" style:justify-single-word="false"/>
      <style:text-properties fo:color="#000000" fo:font-size="6pt" fo:font-weight="normal" officeooo:rsid="000f3183" officeooo:paragraph-rsid="000f3183" style:font-size-asian="5.25pt" style:font-weight-asian="normal" style:font-size-complex="6pt" style:font-weight-complex="normal"/>
    </style:style>
    <style:style style:name="P19" style:family="paragraph" style:parent-style-name="Standard">
      <style:paragraph-properties fo:text-align="start" style:justify-single-word="false"/>
      <style:text-properties fo:color="#000000" fo:font-size="6pt" fo:font-weight="normal" officeooo:rsid="000f5c23" officeooo:paragraph-rsid="000f5c23" style:font-size-asian="5.25pt" style:font-weight-asian="normal" style:font-size-complex="6pt" style:font-weight-complex="normal"/>
    </style:style>
    <style:style style:name="P20" style:family="paragraph" style:parent-style-name="Standard">
      <style:paragraph-properties fo:text-align="justify" style:justify-single-word="false"/>
      <style:text-properties fo:color="#000000" fo:font-size="6pt" fo:font-weight="normal" officeooo:rsid="000f5c23" officeooo:paragraph-rsid="000f5c23" style:font-size-asian="5.25pt" style:font-weight-asian="normal" style:font-size-complex="6pt" style:font-weight-complex="normal"/>
    </style:style>
    <style:style style:name="P21" style:family="paragraph" style:parent-style-name="Standard">
      <style:paragraph-properties fo:text-align="justify" style:justify-single-word="false"/>
      <style:text-properties fo:color="#000000" fo:font-size="6pt" fo:font-weight="normal" officeooo:rsid="000f5c23" officeooo:paragraph-rsid="0011f3be" style:font-size-asian="5.25pt" style:font-weight-asian="normal" style:font-size-complex="6pt" style:font-weight-complex="normal"/>
    </style:style>
    <style:style style:name="P22" style:family="paragraph" style:parent-style-name="Standard">
      <style:paragraph-properties fo:text-align="justify" style:justify-single-word="false"/>
      <style:text-properties fo:color="#000000" fo:font-size="6pt" fo:font-weight="normal" officeooo:rsid="00119f83" officeooo:paragraph-rsid="00119f83" style:font-size-asian="5.25pt" style:font-weight-asian="normal" style:font-size-complex="6pt" style:font-weight-complex="normal"/>
    </style:style>
    <style:style style:name="P23" style:family="paragraph" style:parent-style-name="Standard">
      <style:text-properties style:font-name="Liberation Serif"/>
    </style:style>
    <style:style style:name="P24" style:family="paragraph" style:parent-style-name="Standard">
      <style:text-properties style:font-name="Liberation Serif" fo:font-size="6pt" style:font-size-asian="5.25pt" style:font-size-complex="6pt"/>
    </style:style>
    <style:style style:name="P25" style:family="paragraph" style:parent-style-name="Standard">
      <style:paragraph-properties fo:text-align="justify" style:justify-single-word="false"/>
      <style:text-properties style:font-name="Liberation Serif"/>
    </style:style>
    <style:style style:name="P26" style:family="paragraph" style:parent-style-name="Standard">
      <style:text-properties style:font-name="Liberation Serif" fo:font-size="13pt" officeooo:rsid="003b937c" style:font-size-asian="13pt" style:font-size-complex="13pt"/>
    </style:style>
    <style:style style:name="P27" style:family="paragraph" style:parent-style-name="Standard">
      <style:paragraph-properties fo:text-align="justify" style:justify-single-word="false"/>
      <style:text-properties style:font-name="Liberation Serif" fo:font-size="15pt" officeooo:rsid="0019aab5" officeooo:paragraph-rsid="0019aab5" style:font-size-asian="15pt" style:font-size-complex="15pt"/>
    </style:style>
    <style:style style:name="P28" style:family="paragraph" style:parent-style-name="Standard">
      <style:text-properties fo:color="#333333" style:font-name="Liberation Sans"/>
    </style:style>
    <style:style style:name="P29" style:family="paragraph" style:parent-style-name="Standard">
      <style:paragraph-properties fo:text-align="justify" style:justify-single-word="false"/>
      <style:text-properties fo:color="#333333" style:font-name="Liberation Sans" fo:font-size="13pt" fo:font-weight="normal" officeooo:rsid="00143d32" officeooo:paragraph-rsid="00143d32"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color="#333333" style:font-name="Liberation Sans" fo:font-size="13pt" fo:font-weight="normal" officeooo:rsid="00143d32" officeooo:paragraph-rsid="00176ecb" style:font-size-asian="13pt" style:font-weight-asian="normal" style:font-size-complex="13pt" style:font-weight-complex="normal"/>
    </style:style>
    <style:style style:name="P31" style:family="paragraph" style:parent-style-name="Standard">
      <style:text-properties fo:color="#333333" style:font-name="Liberation Sans" fo:font-size="13pt" fo:font-weight="normal" officeooo:rsid="00249860"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color="#333333" style:font-name="Liberation Sans" fo:font-size="13pt" fo:font-weight="normal" officeooo:rsid="001fe7d7" officeooo:paragraph-rsid="001fe7d7" style:font-size-asian="11.3500003814697pt" style:font-weight-asian="normal" style:font-size-complex="13pt" style:font-weight-complex="normal"/>
    </style:style>
    <style:style style:name="P33" style:family="paragraph" style:parent-style-name="Standard">
      <style:paragraph-properties fo:text-align="justify" style:justify-single-word="false"/>
      <style:text-properties fo:color="#333333" style:font-name="Liberation Sans" fo:font-size="13pt" fo:font-weight="normal" officeooo:paragraph-rsid="001fe7d7" style:font-size-asian="11.3500003814697pt" style:font-weight-asian="normal" style:font-size-complex="13pt" style:font-weight-complex="normal"/>
    </style:style>
    <style:style style:name="P34" style:family="paragraph" style:parent-style-name="Standard">
      <style:text-properties fo:color="#333333" style:font-name="Liberation Sans" fo:font-size="13pt" fo:font-weight="normal" officeooo:rsid="00249860" style:font-size-asian="11.3500003814697pt" style:font-weight-asian="normal" style:font-size-complex="13pt" style:font-weight-complex="normal"/>
    </style:style>
    <style:style style:name="P35" style:family="paragraph" style:parent-style-name="Standard">
      <style:text-properties fo:color="#333333" style:font-name="Liberation Sans" fo:font-size="13pt" style:font-size-asian="13pt" style:font-size-complex="13pt"/>
    </style:style>
    <style:style style:name="P36" style:family="paragraph" style:parent-style-name="Standard">
      <style:text-properties fo:color="#333333" style:font-name="Liberation Sans" fo:font-size="13pt" officeooo:paragraph-rsid="00373ca1" style:font-size-asian="13pt" style:font-size-complex="13pt"/>
    </style:style>
    <style:style style:name="P37" style:family="paragraph" style:parent-style-name="Standard">
      <style:text-properties fo:color="#333333" style:font-name="Liberation Sans" fo:font-size="13pt" officeooo:rsid="003b937c" style:font-size-asian="13pt" style:font-size-complex="13pt"/>
    </style:style>
    <style:style style:name="P38" style:family="paragraph" style:parent-style-name="Standard">
      <style:text-properties fo:color="#333333" style:font-name="Liberation Sans" fo:font-size="13pt" officeooo:rsid="003bb43c" officeooo:paragraph-rsid="003ed368" style:font-size-asian="13pt" style:font-size-complex="13pt"/>
    </style:style>
    <style:style style:name="P39" style:family="paragraph" style:parent-style-name="Standard">
      <style:text-properties fo:color="#333333" style:font-name="Liberation Sans" fo:font-size="13pt" officeooo:rsid="003ed368" officeooo:paragraph-rsid="003ed368" style:font-size-asian="13pt" style:font-size-complex="13pt"/>
    </style:style>
    <style:style style:name="P40" style:family="paragraph" style:parent-style-name="Standard">
      <style:paragraph-properties fo:text-align="justify" style:justify-single-word="false"/>
      <style:text-properties fo:color="#333333" style:font-name="Liberation Sans" fo:font-size="13pt" style:font-size-asian="13pt" style:font-size-complex="13pt"/>
    </style:style>
    <style:style style:name="P41" style:family="paragraph" style:parent-style-name="Standard">
      <style:paragraph-properties fo:text-align="justify" style:justify-single-word="false"/>
      <style:text-properties fo:color="#333333" style:font-name="Liberation Sans" fo:font-size="6pt" fo:font-weight="normal" officeooo:rsid="00143d32" officeooo:paragraph-rsid="00176ecb" style:font-size-asian="5.25pt" style:font-weight-asian="normal" style:font-size-complex="6pt" style:font-weight-complex="normal"/>
    </style:style>
    <style:style style:name="P42" style:family="paragraph" style:parent-style-name="Standard">
      <style:paragraph-properties fo:text-align="justify" style:justify-single-word="false"/>
      <style:text-properties fo:color="#333333" style:font-name="Liberation Sans" fo:font-size="6pt" fo:font-weight="normal" officeooo:rsid="001fe7d7" officeooo:paragraph-rsid="001fe7d7" style:font-size-asian="5.25pt" style:font-weight-asian="normal" style:font-size-complex="6pt" style:font-weight-complex="normal"/>
    </style:style>
    <style:style style:name="P43" style:family="paragraph" style:parent-style-name="Standard">
      <style:text-properties fo:color="#333333" style:font-name="Liberation Sans" fo:font-size="6pt" fo:font-weight="normal" officeooo:rsid="00249860" style:font-size-asian="5.25pt" style:font-weight-asian="normal" style:font-size-complex="6pt" style:font-weight-complex="normal"/>
    </style:style>
    <style:style style:name="P44" style:family="paragraph" style:parent-style-name="Standard">
      <style:paragraph-properties fo:text-align="start" style:justify-single-word="false"/>
      <style:text-properties fo:color="#333333" style:font-name="Liberation Sans" fo:font-size="6pt" fo:font-weight="normal" officeooo:rsid="004a1a56" officeooo:paragraph-rsid="004a1a56" style:font-size-asian="5.25pt" style:font-weight-asian="normal" style:font-size-complex="6pt" style:font-weight-complex="normal"/>
    </style:style>
    <style:style style:name="P45" style:family="paragraph" style:parent-style-name="Standard">
      <style:text-properties fo:color="#333333" style:font-name="Liberation Sans" fo:font-size="6pt" officeooo:paragraph-rsid="00373ca1" style:font-size-asian="5.25pt" style:font-size-complex="6pt"/>
    </style:style>
    <style:style style:name="P46" style:family="paragraph" style:parent-style-name="Standard">
      <style:text-properties fo:color="#333333" style:font-name="Liberation Sans" fo:font-size="6pt" officeooo:rsid="003ed368" officeooo:paragraph-rsid="003ed368" style:font-size-asian="5.25pt" style:font-size-complex="6pt"/>
    </style:style>
    <style:style style:name="P47" style:family="paragraph" style:parent-style-name="Standard">
      <style:paragraph-properties fo:text-align="justify" style:justify-single-word="false"/>
      <style:text-properties fo:color="#333333" style:font-name="Courier" fo:font-size="6pt" fo:font-style="normal" fo:font-weight="normal" officeooo:rsid="000f5c23" officeooo:paragraph-rsid="000f5c23" style:font-size-asian="5.25pt" style:font-style-asian="normal" style:font-weight-asian="normal" style:font-size-complex="6pt" style:font-style-complex="normal" style:font-weight-complex="normal"/>
    </style:style>
    <style:style style:name="P48" style:family="paragraph" style:parent-style-name="Standard">
      <style:paragraph-properties fo:text-align="start" style:justify-single-word="false"/>
      <style:text-properties fo:color="#333333" style:font-name="Liberation Serif" fo:font-size="6pt" fo:font-weight="normal" officeooo:rsid="00119f83" officeooo:paragraph-rsid="00119f83" style:font-size-asian="5.25pt" style:font-weight-asian="normal" style:font-size-complex="6pt" style:font-weight-complex="normal"/>
    </style:style>
    <style:style style:name="P49" style:family="paragraph" style:parent-style-name="Standard">
      <style:paragraph-properties fo:text-align="center" style:justify-single-word="false"/>
      <style:text-properties fo:font-size="20pt" fo:font-weight="bold" officeooo:rsid="000d4e9c" officeooo:paragraph-rsid="000d4e9c" style:font-size-asian="20pt" style:font-weight-asian="bold" style:font-size-complex="20pt" style:font-weight-complex="bold"/>
    </style:style>
    <style:style style:name="P50" style:family="paragraph" style:parent-style-name="Standard">
      <style:paragraph-properties fo:text-align="justify" style:justify-single-word="false"/>
    </style:style>
    <style:style style:name="P51" style:family="paragraph" style:parent-style-name="Standard">
      <style:paragraph-properties fo:text-align="justify" style:justify-single-word="false"/>
      <style:text-properties officeooo:paragraph-rsid="001fe7d7"/>
    </style:style>
    <style:style style:name="P52" style:family="paragraph" style:parent-style-name="Standard">
      <style:paragraph-properties fo:text-align="justify" style:justify-single-word="false"/>
      <style:text-properties officeooo:paragraph-rsid="003ed368"/>
    </style:style>
    <style:style style:name="P53" style:family="paragraph" style:parent-style-name="Standard">
      <style:paragraph-properties fo:text-align="justify" style:justify-single-word="false"/>
      <style:text-properties officeooo:paragraph-rsid="00346204"/>
    </style:style>
    <style:style style:name="P54" style:family="paragraph" style:parent-style-name="Standard">
      <style:paragraph-properties fo:text-align="justify" style:justify-single-word="false"/>
      <style:text-properties officeooo:paragraph-rsid="005e5f92"/>
    </style:style>
    <style:style style:name="P55" style:family="paragraph" style:parent-style-name="Standard">
      <style:paragraph-properties fo:text-align="justify" style:justify-single-word="false"/>
      <style:text-properties officeooo:paragraph-rsid="00143d32"/>
    </style:style>
    <style:style style:name="P56" style:family="paragraph" style:parent-style-name="Standard">
      <style:paragraph-properties fo:text-align="justify" style:justify-single-word="false"/>
      <style:text-properties officeooo:paragraph-rsid="00249860"/>
    </style:style>
    <style:style style:name="P57" style:family="paragraph" style:parent-style-name="Standard">
      <style:paragraph-properties fo:text-align="start" style:justify-single-word="false"/>
      <style:text-properties fo:color="#ff0000" style:font-name="Liberation Serif" fo:font-size="6pt" fo:font-weight="bold" officeooo:rsid="00138c29" officeooo:paragraph-rsid="00138c29" style:font-size-asian="5.25pt" style:font-weight-asian="bold" style:font-size-complex="6pt" style:font-weight-complex="bold"/>
    </style:style>
    <style:style style:name="P58" style:family="paragraph" style:parent-style-name="Standard">
      <style:text-properties fo:font-size="6pt" style:font-size-asian="5.25pt" style:font-size-complex="6pt"/>
    </style:style>
    <style:style style:name="P59" style:family="paragraph" style:parent-style-name="Standard">
      <style:paragraph-properties fo:text-align="justify" style:justify-single-word="false"/>
      <style:text-properties fo:font-size="6pt" style:font-size-asian="5.25pt" style:font-size-complex="6pt"/>
    </style:style>
    <style:style style:name="P60" style:family="paragraph" style:parent-style-name="Standard">
      <style:paragraph-properties fo:text-align="justify" style:justify-single-word="false"/>
      <style:text-properties fo:font-size="6pt" officeooo:paragraph-rsid="00143d32" style:font-size-asian="5.25pt" style:font-size-complex="6pt"/>
    </style:style>
    <style:style style:name="P61" style:family="paragraph" style:parent-style-name="Standard">
      <style:text-properties fo:font-size="6pt" officeooo:paragraph-rsid="004b2ee0" style:font-size-asian="5.25pt" style:font-size-complex="6pt"/>
    </style:style>
    <style:style style:name="P62" style:family="paragraph" style:parent-style-name="Standard">
      <style:text-properties fo:font-size="6pt" officeooo:paragraph-rsid="004ecd07" style:font-size-asian="5.25pt" style:font-size-complex="6pt"/>
    </style:style>
    <style:style style:name="P63" style:family="paragraph" style:parent-style-name="Standard">
      <style:text-properties officeooo:paragraph-rsid="003ed368"/>
    </style:style>
    <style:style style:name="P64" style:family="paragraph" style:parent-style-name="Standard">
      <style:paragraph-properties fo:text-align="justify" style:justify-single-word="false"/>
      <style:text-properties fo:color="#111111" style:font-name="Liberation Serif" fo:font-size="13pt" fo:font-weight="normal" officeooo:rsid="00210bc8" officeooo:paragraph-rsid="001fe7d7" style:font-size-asian="11.3500003814697pt" style:font-weight-asian="normal" style:font-size-complex="13pt" style:font-weight-complex="normal"/>
    </style:style>
    <style:style style:name="P65" style:family="paragraph" style:parent-style-name="Standard">
      <style:paragraph-properties fo:text-align="justify" style:justify-single-word="false"/>
      <style:text-properties fo:color="#111111" style:font-name="Liberation Serif" fo:font-size="13pt" fo:font-weight="normal" officeooo:rsid="0022f1b0" officeooo:paragraph-rsid="00249860" style:font-size-asian="11.3500003814697pt" style:font-weight-asian="normal" style:font-size-complex="13pt" style:font-weight-complex="normal"/>
    </style:style>
    <style:style style:name="P66" style:family="paragraph" style:parent-style-name="Standard">
      <style:text-properties fo:color="#111111" style:font-name="Liberation Serif" fo:font-size="13pt" fo:font-weight="normal" officeooo:rsid="002788c2" style:font-size-asian="11.3500003814697pt" style:font-weight-asian="normal" style:font-size-complex="13pt" style:font-weight-complex="normal"/>
    </style:style>
    <style:style style:name="P67" style:family="paragraph" style:parent-style-name="Standard">
      <style:paragraph-properties fo:text-align="justify" style:justify-single-word="false"/>
      <style:text-properties fo:color="#111111" style:font-name="Liberation Serif" fo:font-size="6pt" fo:font-weight="normal" officeooo:rsid="0023a9ea" officeooo:paragraph-rsid="001fe7d7" style:font-size-asian="5.25pt" style:font-weight-asian="normal" style:font-size-complex="6pt" style:font-weight-complex="normal"/>
    </style:style>
    <style:style style:name="P68" style:family="paragraph" style:parent-style-name="Standard">
      <style:text-properties fo:font-size="13pt" style:font-size-asian="13pt" style:font-size-complex="13pt"/>
    </style:style>
    <style:style style:name="P69" style:family="paragraph" style:parent-style-name="Standard">
      <style:text-properties fo:font-size="13pt" officeooo:paragraph-rsid="004ecd07" style:font-size-asian="13pt" style:font-size-complex="13pt"/>
    </style:style>
    <style:style style:name="P70" style:family="paragraph" style:parent-style-name="Standard">
      <style:paragraph-properties fo:text-align="justify" style:justify-single-word="false"/>
      <style:text-properties fo:font-size="13pt" style:font-size-asian="13pt" style:font-size-complex="13pt"/>
    </style:style>
    <style:style style:name="P71" style:family="paragraph" style:parent-style-name="Standard">
      <style:paragraph-properties fo:text-align="justify" style:justify-single-word="false"/>
      <style:text-properties fo:font-size="13pt" officeooo:paragraph-rsid="004ecd07" style:font-size-asian="13pt" style:font-size-complex="13pt"/>
    </style:style>
    <style:style style:name="P72" style:family="paragraph" style:parent-style-name="Standard">
      <style:paragraph-properties fo:text-align="start" style:justify-single-word="false"/>
      <style:text-properties officeooo:paragraph-rsid="003ed368"/>
    </style:style>
    <style:style style:name="P73" style:family="paragraph" style:parent-style-name="Standard">
      <style:paragraph-properties fo:text-align="start" style:justify-single-word="false"/>
      <style:text-properties officeooo:paragraph-rsid="005f1fd8"/>
    </style:style>
    <style:style style:name="P74" style:family="paragraph" style:parent-style-name="Standard">
      <style:text-properties officeooo:paragraph-rsid="004b2ee0"/>
    </style:style>
    <style:style style:name="P75" style:family="paragraph" style:parent-style-name="Standard">
      <style:text-properties officeooo:paragraph-rsid="005f1fd8"/>
    </style:style>
    <style:style style:name="P76" style:family="paragraph" style:parent-style-name="Standard">
      <style:text-properties officeooo:paragraph-rsid="00373ca1"/>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Standard">
      <style:paragraph-properties fo:text-align="justify" style:justify-single-word="false"/>
      <style:text-properties fo:color="#333333" style:font-name="Liberation Sans" fo:font-size="6pt" fo:font-style="normal" fo:font-weight="normal" officeooo:rsid="000f5c23" officeooo:paragraph-rsid="000f5c23" style:font-size-asian="5.25pt" style:font-style-asian="normal" style:font-weight-asian="normal" style:font-size-complex="6pt" style:font-style-complex="normal" style:font-weight-complex="normal"/>
    </style:style>
    <style:style style:name="P81" style:family="paragraph" style:parent-style-name="Standard">
      <style:paragraph-properties fo:text-align="start" style:justify-single-word="false"/>
      <style:text-properties fo:color="#333333" style:font-name="Liberation Sans" fo:font-size="6pt" fo:font-weight="normal" officeooo:rsid="00119f83" officeooo:paragraph-rsid="0011f3be" style:font-size-asian="5.25pt" style:font-weight-asian="normal" style:font-size-complex="6pt" style:font-weight-complex="normal"/>
    </style:style>
    <style:style style:name="P82" style:family="paragraph" style:parent-style-name="Standard">
      <style:paragraph-properties fo:text-align="start" style:justify-single-word="false"/>
      <style:text-properties fo:color="#333333" style:font-name="Liberation Sans" fo:font-size="6pt" fo:font-weight="normal" officeooo:rsid="004a49e5" officeooo:paragraph-rsid="004a1a56" style:font-size-asian="5.25pt" style:font-weight-asian="normal" style:font-size-complex="6pt" style:font-weight-complex="normal"/>
    </style:style>
    <style:style style:name="P83" style:family="paragraph" style:parent-style-name="Standard">
      <style:text-properties fo:color="#333333" style:font-name="Liberation Sans" fo:font-size="6pt" officeooo:rsid="00423742" style:font-size-asian="5.25pt" style:font-size-complex="6pt"/>
    </style:style>
    <style:style style:name="P84" style:family="paragraph" style:parent-style-name="Standard">
      <style:text-properties fo:color="#333333" style:font-name="Liberation Sans" fo:font-size="6pt" officeooo:paragraph-rsid="005f1fd8" style:font-size-asian="5.25pt" style:font-size-complex="6pt"/>
    </style:style>
    <style:style style:name="P85" style:family="paragraph" style:parent-style-name="Standard">
      <style:paragraph-properties fo:text-align="start" style:justify-single-word="false"/>
      <style:text-properties fo:color="#333333" style:font-name="Liberation Sans" fo:font-size="13pt" fo:font-weight="normal" officeooo:rsid="00119f83" officeooo:paragraph-rsid="00119f83" style:font-size-asian="13pt" style:font-weight-asian="normal" style:font-size-complex="13pt" style:font-weight-complex="normal"/>
    </style:style>
    <style:style style:name="P86" style:family="paragraph" style:parent-style-name="Standard">
      <style:paragraph-properties fo:text-align="start" style:justify-single-word="false"/>
      <style:text-properties fo:color="#333333" style:font-name="Liberation Sans" fo:font-size="13pt" fo:font-weight="normal" officeooo:rsid="004a49e5" officeooo:paragraph-rsid="004a1a56" style:font-size-asian="13pt" style:font-weight-asian="normal" style:font-size-complex="13pt" style:font-weight-complex="normal"/>
    </style:style>
    <style:style style:name="P87" style:family="paragraph" style:parent-style-name="Standard">
      <style:text-properties fo:color="#333333" style:font-name="Liberation Sans" fo:font-size="13pt" style:font-size-asian="13pt" style:font-size-complex="13pt"/>
    </style:style>
    <style:style style:name="P88" style:family="paragraph" style:parent-style-name="Standard">
      <style:text-properties fo:color="#333333" style:font-name="Liberation Sans" fo:font-size="13pt" officeooo:rsid="005cf9b7" style:font-size-asian="13pt" style:font-size-complex="13pt"/>
    </style:style>
    <style:style style:name="P89" style:family="paragraph" style:parent-style-name="Standard">
      <style:text-properties fo:color="#333333" style:font-name="Liberation Sans" fo:font-size="13pt" officeooo:rsid="003bb43c" officeooo:paragraph-rsid="005f1fd8" style:font-size-asian="13pt" style:font-size-complex="13pt"/>
    </style:style>
    <style:style style:name="P90" style:family="paragraph" style:parent-style-name="Standard">
      <style:text-properties fo:color="#333333" style:font-name="Liberation Sans" fo:font-size="13pt" officeooo:paragraph-rsid="005f1fd8" style:font-size-asian="13pt" style:font-size-complex="13pt"/>
    </style:style>
    <style:style style:name="P91" style:family="paragraph" style:parent-style-name="Standard">
      <style:text-properties fo:color="#333333" style:font-name="Liberation Serif" fo:font-size="6pt" style:font-size-asian="5.25pt" style:font-size-complex="6pt"/>
    </style:style>
    <style:style style:name="P92" style:family="paragraph" style:parent-style-name="Standard">
      <style:paragraph-properties fo:text-align="justify" style:justify-single-word="false"/>
      <style:text-properties fo:color="#000000" style:font-name="Liberation Serif" fo:font-size="6pt" fo:font-style="normal" fo:font-weight="normal" officeooo:rsid="004a1a56" officeooo:paragraph-rsid="004a1a56" style:font-size-asian="5.25pt" style:font-style-asian="normal" style:font-weight-asian="normal" style:font-size-complex="6pt" style:font-style-complex="normal" style:font-weight-complex="normal"/>
    </style:style>
    <style:style style:name="P93" style:family="paragraph" style:parent-style-name="Standard">
      <style:paragraph-properties fo:text-align="justify" style:justify-single-word="false"/>
      <style:text-properties fo:color="#000000" style:font-name="Liberation Serif" fo:font-size="6pt" fo:font-style="normal" fo:font-weight="normal" officeooo:rsid="00112dcd" officeooo:paragraph-rsid="000f5c23" style:font-size-asian="5.25pt" style:font-style-asian="normal" style:font-weight-asian="normal" style:font-size-complex="6pt" style:font-style-complex="normal" style:font-weight-complex="normal"/>
    </style:style>
    <style:style style:name="P94" style:family="paragraph" style:parent-style-name="Standard">
      <style:paragraph-properties fo:text-align="justify" style:justify-single-word="false"/>
      <style:text-properties fo:color="#000000" style:font-name="Liberation Serif" fo:font-size="6pt" fo:font-style="normal" fo:font-weight="normal" officeooo:rsid="00119f83" officeooo:paragraph-rsid="00346204" style:font-size-asian="5.25pt" style:font-style-asian="normal" style:font-weight-asian="normal" style:font-size-complex="6pt" style:font-style-complex="normal" style:font-weight-complex="normal"/>
    </style:style>
    <style:style style:name="P95" style:family="paragraph" style:parent-style-name="Standard">
      <style:paragraph-properties fo:text-align="start" style:justify-single-word="false"/>
      <style:text-properties fo:color="#000000" style:font-name="Liberation Serif" fo:font-size="6pt" fo:font-weight="normal" officeooo:rsid="004a49e5" officeooo:paragraph-rsid="004a1a56" style:font-size-asian="5.25pt" style:font-weight-asian="normal" style:font-size-complex="6pt" style:font-weight-complex="normal"/>
    </style:style>
    <style:style style:name="P96" style:family="paragraph" style:parent-style-name="Standard">
      <style:paragraph-properties fo:text-align="justify" style:justify-single-word="false"/>
      <style:text-properties fo:color="#000000" style:font-name="Liberation Serif" fo:font-size="6pt" fo:font-weight="normal" officeooo:rsid="004b0aa2" officeooo:paragraph-rsid="005e5f92" style:font-size-asian="5.25pt" style:font-weight-asian="normal" style:font-size-complex="6pt" style:font-weight-complex="normal"/>
    </style:style>
    <style:style style:name="P97" style:family="paragraph" style:parent-style-name="Standard">
      <style:paragraph-properties fo:text-align="justify" style:justify-single-word="false"/>
      <style:text-properties fo:color="#000000" style:font-name="Liberation Serif" fo:font-size="6pt" fo:font-weight="normal" officeooo:rsid="00176ecb" officeooo:paragraph-rsid="00176ecb" style:font-size-asian="5.25pt" style:font-weight-asian="normal" style:font-size-complex="6pt" style:font-weight-complex="normal"/>
    </style:style>
    <style:style style:name="P98" style:family="paragraph" style:parent-style-name="Standard">
      <style:text-properties fo:color="#000000" style:font-name="Liberation Serif" fo:font-size="6pt" fo:font-weight="normal" officeooo:rsid="0036c9e3" style:font-size-asian="5.25pt" style:font-weight-asian="normal" style:font-size-complex="6pt" style:font-weight-complex="normal"/>
    </style:style>
    <style:style style:name="P99" style:family="paragraph" style:parent-style-name="Standard">
      <style:text-properties fo:color="#000000" style:font-name="Liberation Serif" fo:font-size="6pt" officeooo:rsid="00373ca1" officeooo:paragraph-rsid="00373ca1" style:font-size-asian="5.25pt" style:font-size-complex="6pt"/>
    </style:style>
    <style:style style:name="P100" style:family="paragraph" style:parent-style-name="Standard">
      <style:text-properties fo:color="#000000" style:font-name="Liberation Serif" fo:font-size="6pt" officeooo:rsid="003bb43c" style:font-size-asian="5.25pt" style:font-size-complex="6pt"/>
    </style:style>
    <style:style style:name="P101" style:family="paragraph" style:parent-style-name="Standard">
      <style:text-properties fo:color="#000000" style:font-name="Liberation Serif" fo:font-size="6pt" officeooo:rsid="003ed368" officeooo:paragraph-rsid="005f1fd8" style:font-size-asian="5.25pt" style:font-size-complex="6pt"/>
    </style:style>
    <style:style style:name="P102" style:family="paragraph" style:parent-style-name="Standard">
      <style:paragraph-properties fo:text-align="start" style:justify-single-word="false"/>
      <style:text-properties fo:color="#000000" style:font-name="Liberation Serif" fo:font-size="6pt" officeooo:rsid="003ed368" officeooo:paragraph-rsid="003ed368" style:font-size-asian="5.25pt" style:font-size-complex="6pt"/>
    </style:style>
    <style:style style:name="P103" style:family="paragraph" style:parent-style-name="Standard">
      <style:text-properties fo:color="#000000" style:font-name="Liberation Serif" fo:font-size="6pt" officeooo:rsid="003ed368" officeooo:paragraph-rsid="003ed368" style:font-size-asian="5.25pt" style:font-size-complex="6pt"/>
    </style:style>
    <style:style style:name="P104" style:family="paragraph" style:parent-style-name="Standard">
      <style:text-properties fo:color="#000000" style:font-name="Liberation Serif" fo:font-size="6pt" officeooo:rsid="004e4c5b" style:font-size-asian="5.25pt" style:font-size-complex="6pt"/>
    </style:style>
    <style:style style:name="P105" style:family="paragraph" style:parent-style-name="Standard">
      <style:text-properties fo:color="#000000" style:font-name="Liberation Serif" fo:font-size="6pt" officeooo:rsid="005236b8" style:font-size-asian="5.25pt" style:font-size-complex="6pt"/>
    </style:style>
    <style:style style:name="P106" style:family="paragraph" style:parent-style-name="Standard">
      <style:paragraph-properties fo:text-align="justify" style:justify-single-word="false"/>
      <style:text-properties fo:color="#000000" style:font-name="Liberation Serif" fo:font-size="6pt" officeooo:rsid="005236b8" style:font-size-asian="5.25pt" style:font-size-complex="6pt"/>
    </style:style>
    <style:style style:name="P107" style:family="paragraph" style:parent-style-name="Standard">
      <style:paragraph-properties fo:text-align="start" style:justify-single-word="false"/>
      <style:text-properties fo:color="#000000" style:font-name="Liberation Serif" fo:font-size="13pt" fo:font-weight="normal" officeooo:rsid="004a49e5" officeooo:paragraph-rsid="004a1a56" style:font-size-asian="13pt" style:font-weight-asian="normal" style:font-size-complex="13pt" style:font-weight-complex="normal"/>
    </style:style>
    <style:style style:name="P108" style:family="paragraph" style:parent-style-name="Standard">
      <style:paragraph-properties fo:text-align="justify" style:justify-single-word="false"/>
      <style:text-properties fo:color="#000000" style:font-name="Liberation Serif" fo:font-size="13pt" fo:font-weight="normal" officeooo:rsid="004a49e5" officeooo:paragraph-rsid="004a1a56" style:font-size-asian="13pt" style:font-weight-asian="normal" style:font-size-complex="13pt" style:font-weight-complex="normal"/>
    </style:style>
    <style:style style:name="P109" style:family="paragraph" style:parent-style-name="Standard">
      <style:paragraph-properties fo:text-align="justify" style:justify-single-word="false"/>
      <style:text-properties fo:color="#000000" style:font-name="Liberation Serif" fo:font-size="13pt" fo:font-weight="normal" officeooo:rsid="004a1a56" officeooo:paragraph-rsid="004a1a56" style:font-size-asian="11.3500003814697pt" style:font-weight-asian="normal" style:font-size-complex="13pt" style:font-weight-complex="normal"/>
    </style:style>
    <style:style style:name="P110" style:family="paragraph" style:parent-style-name="Standard">
      <style:paragraph-properties fo:text-align="justify" style:justify-single-word="false"/>
      <style:text-properties fo:color="#000000" style:font-name="Liberation Serif" fo:font-size="13pt" fo:font-weight="normal" officeooo:rsid="006b223e" officeooo:paragraph-rsid="006b223e" style:font-size-asian="11.3500003814697pt" style:font-weight-asian="normal" style:font-size-complex="13pt" style:font-weight-complex="normal"/>
    </style:style>
    <style:style style:name="P111" style:family="paragraph" style:parent-style-name="Standard">
      <style:paragraph-properties fo:text-align="justify" style:justify-single-word="false"/>
      <style:text-properties fo:color="#000000" fo:font-size="6pt" officeooo:rsid="0043165b" style:font-size-asian="5.25pt" style:font-size-complex="6pt"/>
    </style:style>
    <style:style style:name="P112" style:family="paragraph" style:parent-style-name="Standard">
      <style:text-properties fo:color="#000000" fo:font-size="13pt" officeooo:rsid="004543a0" officeooo:paragraph-rsid="0069605a" style:font-size-asian="13pt" style:font-size-complex="13pt"/>
    </style:style>
    <style:style style:name="P113" style:family="paragraph" style:parent-style-name="Standard">
      <style:text-properties fo:font-size="13pt" officeooo:rsid="005cf9b7" style:font-size-asian="11.3500003814697pt" style:font-size-complex="13pt"/>
    </style:style>
    <style:style style:name="P114" style:family="paragraph" style:parent-style-name="Standard">
      <style:text-properties fo:font-size="13pt" officeooo:rsid="004d5125" officeooo:paragraph-rsid="004ecd07" style:font-size-asian="13pt" style:font-size-complex="13pt"/>
    </style:style>
    <style:style style:name="P115" style:family="paragraph" style:parent-style-name="Standard">
      <style:paragraph-properties fo:text-align="justify" style:justify-single-word="false"/>
      <style:text-properties fo:font-size="13pt" style:font-size-asian="13pt" style:font-size-complex="13pt"/>
    </style:style>
    <style:style style:name="P116" style:family="paragraph" style:parent-style-name="Standard">
      <style:paragraph-properties fo:text-align="justify" style:justify-single-word="false"/>
      <style:text-properties fo:color="#111111" style:font-name="Liberation Serif" fo:font-size="6pt" fo:font-weight="normal" officeooo:rsid="00176ecb" officeooo:paragraph-rsid="00143d32" style:font-size-asian="5.25pt" style:font-weight-asian="normal" style:font-size-complex="6pt" style:font-weight-complex="normal"/>
    </style:style>
    <style:style style:name="P117" style:family="paragraph" style:parent-style-name="Standard">
      <style:paragraph-properties fo:text-align="justify" style:justify-single-word="false"/>
      <style:text-properties fo:color="#111111" style:font-name="Liberation Serif" fo:font-size="6pt" fo:font-weight="normal" officeooo:rsid="00176ecb" officeooo:paragraph-rsid="00176ecb" style:font-size-asian="5.25pt" style:font-weight-asian="normal" style:font-size-complex="6pt" style:font-weight-complex="normal"/>
    </style:style>
    <style:style style:name="P118" style:family="paragraph" style:parent-style-name="Standard">
      <style:paragraph-properties fo:text-align="justify" style:justify-single-word="false"/>
      <style:text-properties fo:color="#111111" style:font-name="Liberation Serif" fo:font-size="6pt" fo:font-weight="normal" officeooo:rsid="00222e8d" officeooo:paragraph-rsid="001fe7d7" style:font-size-asian="5.25pt" style:font-weight-asian="normal" style:font-size-complex="6pt" style:font-weight-complex="normal"/>
    </style:style>
    <style:style style:name="P119" style:family="paragraph" style:parent-style-name="Standard">
      <style:paragraph-properties fo:text-align="justify" style:justify-single-word="false"/>
      <style:text-properties fo:color="#111111" style:font-name="Liberation Serif" fo:font-size="6pt" fo:font-weight="normal" officeooo:rsid="0023a9ea" officeooo:paragraph-rsid="00249860" style:font-size-asian="5.25pt" style:font-weight-asian="normal" style:font-size-complex="6pt" style:font-weight-complex="normal"/>
    </style:style>
    <style:style style:name="P120" style:family="paragraph" style:parent-style-name="Standard">
      <style:paragraph-properties fo:text-align="start" style:justify-single-word="false"/>
      <style:text-properties fo:color="#111111" style:font-name="Liberation Serif" fo:font-size="6pt" fo:font-weight="normal" officeooo:rsid="002a48b6" officeooo:paragraph-rsid="005f1fd8" style:font-size-asian="5.25pt" style:font-weight-asian="normal" style:font-size-complex="6pt" style:font-weight-complex="normal"/>
    </style:style>
    <style:style style:name="P121" style:family="paragraph" style:parent-style-name="Standard">
      <style:text-properties fo:color="#111111" style:font-name="Liberation Serif" fo:font-size="6pt" fo:font-weight="normal" officeooo:rsid="002ca107" officeooo:paragraph-rsid="005f1fd8" style:font-size-asian="5.25pt" style:font-weight-asian="normal" style:font-size-complex="6pt" style:font-weight-complex="normal"/>
    </style:style>
    <style:style style:name="P122" style:family="paragraph" style:parent-style-name="Standard">
      <style:paragraph-properties fo:text-align="justify" style:justify-single-word="false"/>
      <style:text-properties officeooo:paragraph-rsid="0065c81a"/>
    </style:style>
    <style:style style:name="P123" style:family="paragraph" style:parent-style-name="Standard">
      <style:text-properties fo:font-size="6pt" style:font-size-asian="5.25pt" style:font-size-complex="6pt"/>
    </style:style>
    <style:style style:name="P124" style:family="paragraph" style:parent-style-name="Heading_20_1">
      <style:paragraph-properties fo:break-before="page"/>
    </style:style>
    <style:style style:name="P125" style:family="paragraph" style:parent-style-name="Heading_20_1">
      <style:paragraph-properties fo:text-align="start" style:justify-single-word="false" fo:break-before="page"/>
    </style:style>
    <style:style style:name="P126" style:family="paragraph" style:parent-style-name="Heading_20_1">
      <style:paragraph-properties fo:break-before="page"/>
      <style:text-properties fo:font-size="18.2000007629395pt" style:font-size-asian="18.2000007629395pt" style:font-size-complex="18.2000007629395pt"/>
    </style:style>
    <style:style style:name="P127" style:family="paragraph" style:parent-style-name="Heading_20_2">
      <style:text-properties style:font-name="Liberation Sans" fo:font-weight="bold" style:font-weight-asian="bold" style:font-weight-complex="bold"/>
    </style:style>
    <style:style style:name="P128" style:family="paragraph" style:parent-style-name="Heading_20_2">
      <style:text-properties fo:color="#000000"/>
    </style:style>
    <style:style style:name="P129" style:family="paragraph" style:parent-style-name="Heading_20_2">
      <style:text-properties fo:color="#000000" fo:font-size="16.1000003814697pt" fo:font-weight="bold" style:font-size-asian="16.1000003814697pt" style:font-weight-asian="bold" style:font-size-complex="16.1000003814697pt" style:font-weight-complex="bold"/>
    </style:style>
    <style:style style:name="T1" style:family="text">
      <style:text-properties fo:font-size="13pt" fo:font-style="normal" style:font-size-asian="11.3500003814697pt" style:font-style-asian="normal" style:font-size-complex="13pt" style:font-style-complex="normal"/>
    </style:style>
    <style:style style:name="T2" style:family="text">
      <style:text-properties fo:font-size="13pt" fo:font-style="normal" officeooo:rsid="00112dcd" style:font-size-asian="11.3500003814697pt" style:font-style-asian="normal" style:font-size-complex="13pt" style:font-style-complex="normal"/>
    </style:style>
    <style:style style:name="T3" style:family="text">
      <style:text-properties fo:font-size="13pt" style:font-size-asian="11.3500003814697pt" style:font-size-complex="13pt"/>
    </style:style>
    <style:style style:name="T4" style:family="text">
      <style:text-properties fo:font-size="13pt" officeooo:rsid="001c86e2" style:font-size-asian="11.3500003814697pt" style:font-size-complex="13pt"/>
    </style:style>
    <style:style style:name="T5" style:family="text">
      <style:text-properties fo:font-size="13pt" officeooo:rsid="005cf9b7" style:font-size-asian="11.3500003814697pt" style:font-size-complex="13pt"/>
    </style:style>
    <style:style style:name="T6" style:family="text">
      <style:text-properties fo:font-size="13pt" style:font-size-asian="13pt" style:font-size-complex="13pt"/>
    </style:style>
    <style:style style:name="T7" style:family="text">
      <style:text-properties fo:font-size="13pt" officeooo:rsid="00373ca1" style:font-size-asian="13pt" style:font-size-complex="13pt"/>
    </style:style>
    <style:style style:name="T8" style:family="text">
      <style:text-properties fo:font-size="13pt" officeooo:rsid="003b937c" style:font-size-asian="13pt" style:font-size-complex="13pt"/>
    </style:style>
    <style:style style:name="T9" style:family="text">
      <style:text-properties fo:font-size="13pt" officeooo:rsid="003bb43c" style:font-size-asian="13pt" style:font-size-complex="13pt"/>
    </style:style>
    <style:style style:name="T10" style:family="text">
      <style:text-properties fo:font-size="13pt" officeooo:rsid="00423742" style:font-size-asian="13pt" style:font-size-complex="13pt"/>
    </style:style>
    <style:style style:name="T11" style:family="text">
      <style:text-properties fo:font-size="13pt" officeooo:rsid="0065c81a" style:font-size-asian="13pt" style:font-size-complex="13pt"/>
    </style:style>
    <style:style style:name="T12" style:family="text">
      <style:text-properties fo:font-size="13pt" fo:font-weight="normal" officeooo:rsid="00249860" style:font-size-asian="13pt" style:font-weight-asian="normal" style:font-size-complex="13pt" style:font-weight-complex="normal"/>
    </style:style>
    <style:style style:name="T13" style:family="text">
      <style:text-properties fo:color="#333333"/>
    </style:style>
    <style:style style:name="T14" style:family="text">
      <style:text-properties fo:color="#333333" style:font-name="Liberation Sans"/>
    </style:style>
    <style:style style:name="T15" style:family="text">
      <style:text-properties fo:color="#333333" style:font-name="Liberation Sans" fo:font-style="normal" style:font-size-asian="13pt" style:font-style-asian="normal" style:font-style-complex="normal"/>
    </style:style>
    <style:style style:name="T16" style:family="text">
      <style:text-properties fo:color="#333333" style:font-name="Liberation Sans" fo:font-style="normal" officeooo:rsid="006b223e" style:font-size-asian="13pt" style:font-style-asian="normal" style:font-style-complex="normal"/>
    </style:style>
    <style:style style:name="T17" style:family="text">
      <style:text-properties fo:color="#333333" style:font-name="Liberation Sans" fo:font-style="normal" officeooo:rsid="006be22a" style:font-size-asian="13pt" style:font-style-asian="normal" style:font-style-complex="normal"/>
    </style:style>
    <style:style style:name="T18" style:family="text">
      <style:text-properties fo:color="#333333" style:font-name="Liberation Sans" fo:font-size="13pt" fo:font-style="normal" officeooo:rsid="00112dcd" style:font-size-asian="13pt" style:font-style-asian="normal" style:font-size-complex="13pt" style:font-style-complex="normal"/>
    </style:style>
    <style:style style:name="T19" style:family="text">
      <style:text-properties fo:color="#333333" style:font-name="Liberation Sans" fo:font-size="13pt" fo:font-style="normal" officeooo:rsid="00119f83" style:font-size-asian="13pt" style:font-style-asian="normal" style:font-size-complex="13pt" style:font-style-complex="normal"/>
    </style:style>
    <style:style style:name="T20" style:family="text">
      <style:text-properties fo:color="#333333" style:font-name="Liberation Sans" fo:font-size="13pt" fo:font-style="normal" style:font-size-asian="11.3500003814697pt" style:font-style-asian="normal" style:font-size-complex="13pt" style:font-style-complex="normal"/>
    </style:style>
    <style:style style:name="T21" style:family="text">
      <style:text-properties fo:color="#333333" style:font-name="Liberation Sans" fo:font-size="13pt" fo:font-style="normal" fo:font-weight="normal" officeooo:rsid="00346204" style:font-size-asian="11.3500003814697pt" style:font-style-asian="normal" style:font-weight-asian="normal" style:font-size-complex="13pt" style:font-style-complex="normal" style:font-weight-complex="normal"/>
    </style:style>
    <style:style style:name="T22" style:family="text">
      <style:text-properties fo:color="#333333" style:font-name="Liberation Sans" fo:font-size="13pt" style:font-size-asian="11.3500003814697pt" style:font-size-complex="13pt"/>
    </style:style>
    <style:style style:name="T23" style:family="text">
      <style:text-properties fo:color="#333333" style:font-name="Liberation Sans" fo:font-size="13pt" officeooo:rsid="005cf9b7" style:font-size-asian="11.3500003814697pt" style:font-size-complex="13pt"/>
    </style:style>
    <style:style style:name="T24" style:family="text">
      <style:text-properties fo:color="#333333" style:font-name="Liberation Sans" fo:font-size="13pt" style:font-size-asian="13pt" style:font-size-complex="13pt"/>
    </style:style>
    <style:style style:name="T25" style:family="text">
      <style:text-properties fo:color="#333333" style:font-name="Liberation Sans" fo:font-size="13pt" officeooo:rsid="00373ca1" style:font-size-asian="13pt" style:font-size-complex="13pt"/>
    </style:style>
    <style:style style:name="T26" style:family="text">
      <style:text-properties fo:color="#333333" style:font-name="Liberation Sans" fo:font-size="13pt" officeooo:rsid="003b937c" style:font-size-asian="13pt" style:font-size-complex="13pt"/>
    </style:style>
    <style:style style:name="T27" style:family="text">
      <style:text-properties fo:color="#333333" style:font-name="Liberation Sans" fo:font-size="13pt" officeooo:rsid="003bb43c" style:font-size-asian="13pt" style:font-size-complex="13pt"/>
    </style:style>
    <style:style style:name="T28" style:family="text">
      <style:text-properties fo:color="#333333" style:font-name="Liberation Sans" fo:font-size="13pt" officeooo:rsid="003ed368" style:font-size-asian="13pt" style:font-size-complex="13pt"/>
    </style:style>
    <style:style style:name="T29" style:family="text">
      <style:text-properties fo:color="#333333" style:font-name="Liberation Sans" fo:font-size="13pt" officeooo:rsid="00423742" style:font-size-asian="13pt" style:font-size-complex="13pt"/>
    </style:style>
    <style:style style:name="T30" style:family="text">
      <style:text-properties fo:color="#333333" style:font-name="Liberation Sans" fo:font-size="13pt" officeooo:rsid="0043165b" style:font-size-asian="13pt" style:font-size-complex="13pt"/>
    </style:style>
    <style:style style:name="T31" style:family="text">
      <style:text-properties fo:color="#333333" style:font-name="Liberation Sans" fo:font-size="13pt" officeooo:rsid="005cf9b7" style:font-size-asian="13pt" style:font-size-complex="13pt"/>
    </style:style>
    <style:style style:name="T32" style:family="text">
      <style:text-properties fo:color="#333333" style:font-name="Liberation Sans" fo:font-size="13pt" fo:font-weight="normal" officeooo:rsid="001a5419" style:font-size-asian="11.3500003814697pt" style:font-weight-asian="normal" style:font-size-complex="13pt" style:font-weight-complex="normal"/>
    </style:style>
    <style:style style:name="T33" style:family="text">
      <style:text-properties fo:color="#333333" style:font-name="Liberation Sans" fo:font-size="13pt" fo:font-weight="normal" officeooo:rsid="001e8c5d" style:font-size-asian="11.3500003814697pt" style:font-weight-asian="normal" style:font-size-complex="13pt" style:font-weight-complex="normal"/>
    </style:style>
    <style:style style:name="T34" style:family="text">
      <style:text-properties fo:color="#333333" style:font-name="Liberation Sans" fo:font-size="13pt" fo:font-weight="normal" officeooo:rsid="00210bc8" style:font-size-asian="11.3500003814697pt" style:font-weight-asian="normal" style:font-size-complex="13pt" style:font-weight-complex="normal"/>
    </style:style>
    <style:style style:name="T35" style:family="text">
      <style:text-properties fo:color="#333333" style:font-name="Liberation Sans" fo:font-size="13pt" fo:font-weight="normal" officeooo:rsid="00222e8d" style:font-size-asian="11.3500003814697pt" style:font-weight-asian="normal" style:font-size-complex="13pt" style:font-weight-complex="normal"/>
    </style:style>
    <style:style style:name="T36" style:family="text">
      <style:text-properties fo:color="#333333" style:font-name="Liberation Sans" fo:font-size="13pt" fo:font-weight="normal" officeooo:rsid="0023a9ea" style:font-size-asian="11.3500003814697pt" style:font-weight-asian="normal" style:font-size-complex="13pt" style:font-weight-complex="normal"/>
    </style:style>
    <style:style style:name="T37" style:family="text">
      <style:text-properties fo:color="#333333" style:font-name="Liberation Sans" fo:font-size="13pt" fo:font-weight="normal" officeooo:rsid="002788c2" style:font-size-asian="11.3500003814697pt" style:font-weight-asian="normal" style:font-size-complex="13pt" style:font-weight-complex="normal"/>
    </style:style>
    <style:style style:name="T38" style:family="text">
      <style:text-properties fo:color="#333333" style:font-name="Liberation Sans" fo:font-size="13pt" fo:font-weight="normal" officeooo:rsid="00249860" style:font-size-asian="13pt" style:font-weight-asian="normal" style:font-size-complex="13pt" style:font-weight-complex="normal"/>
    </style:style>
    <style:style style:name="T39" style:family="text">
      <style:text-properties fo:color="#333333" style:font-name="Liberation Sans" fo:font-size="13pt" fo:font-weight="normal" officeooo:rsid="002a48b6" style:font-size-asian="13pt" style:font-weight-asian="normal" style:font-size-complex="13pt" style:font-weight-complex="normal"/>
    </style:style>
    <style:style style:name="T40" style:family="text">
      <style:text-properties fo:color="#333333" style:font-name="Liberation Sans" fo:font-size="13pt" fo:font-weight="normal" officeooo:rsid="002e07eb" style:font-size-asian="13pt" style:font-weight-asian="normal" style:font-size-complex="13pt" style:font-weight-complex="normal"/>
    </style:style>
    <style:style style:name="T41" style:family="text">
      <style:text-properties fo:color="#333333" style:font-name="Liberation Sans" style:font-size-asian="13pt"/>
    </style:style>
    <style:style style:name="T42" style:family="text">
      <style:text-properties fo:color="#333333" style:font-name="Liberation Sans" officeooo:rsid="00119f83" style:font-size-asian="13pt"/>
    </style:style>
    <style:style style:name="T43" style:family="text">
      <style:text-properties fo:color="#333333" style:font-name="Liberation Sans" officeooo:rsid="004a49e5" style:font-size-asian="13pt"/>
    </style:style>
    <style:style style:name="T44" style:family="text">
      <style:text-properties fo:color="#333333" style:font-name="Liberation Sans" officeooo:rsid="00176ecb"/>
    </style:style>
    <style:style style:name="T45" style:family="text">
      <style:text-properties fo:color="#333333" style:font-name="Liberation Sans" officeooo:rsid="0030c1a4"/>
    </style:style>
    <style:style style:name="T46" style:family="text">
      <style:text-properties fo:color="#333333" style:font-name="Liberation Sans" officeooo:rsid="0022f1b0"/>
    </style:style>
    <style:style style:name="T47" style:family="text">
      <style:text-properties fo:color="#333333" style:font-name="Liberation Sans" officeooo:rsid="004c26f2"/>
    </style:style>
    <style:style style:name="T48" style:family="text">
      <style:text-properties fo:color="#333333" style:font-name="Liberation Sans" officeooo:rsid="004d61f8"/>
    </style:style>
    <style:style style:name="T49" style:family="text">
      <style:text-properties fo:color="#333333" style:font-name="Liberation Sans" officeooo:rsid="004e4c5b"/>
    </style:style>
    <style:style style:name="T50" style:family="text">
      <style:text-properties fo:color="#333333" style:font-name="Liberation Sans" officeooo:rsid="00553288"/>
    </style:style>
    <style:style style:name="T51" style:family="text">
      <style:text-properties fo:color="#333333" style:font-name="Liberation Sans1" fo:font-size="13pt" officeooo:rsid="00427a12" style:font-size-asian="13pt" style:font-size-complex="13pt"/>
    </style:style>
    <style:style style:name="T52" style:family="text">
      <style:text-properties fo:font-style="normal" style:font-style-asian="normal" style:font-style-complex="normal"/>
    </style:style>
    <style:style style:name="T53" style:family="text">
      <style:text-properties fo:font-style="normal" style:font-size-asian="13pt" style:font-style-asian="normal" style:font-style-complex="normal"/>
    </style:style>
    <style:style style:name="T54" style:family="text">
      <style:text-properties officeooo:rsid="00119f83"/>
    </style:style>
    <style:style style:name="T55" style:family="text">
      <style:text-properties fo:color="#ff0000" style:font-name="Liberation Sans" fo:font-weight="bold" style:font-weight-asian="bold" style:font-weight-complex="bold"/>
    </style:style>
    <style:style style:name="T56" style:family="text">
      <style:text-properties style:font-name="Liberation Serif" fo:font-size="13pt" style:font-size-asian="11.3500003814697pt" style:font-size-complex="13pt"/>
    </style:style>
    <style:style style:name="T57" style:family="text">
      <style:text-properties style:font-name="Liberation Serif" style:font-size-asian="13pt"/>
    </style:style>
    <style:style style:name="T58" style:family="text">
      <style:text-properties style:font-name="Liberation Serif" officeooo:rsid="004a49e5" style:font-size-asian="13pt"/>
    </style:style>
    <style:style style:name="T59" style:family="text">
      <style:text-properties style:font-name="Liberation Serif" officeooo:rsid="004c26f2" style:font-size-asian="13pt"/>
    </style:style>
    <style:style style:name="T60" style:family="text">
      <style:text-properties style:font-name="Liberation Sans"/>
    </style:style>
    <style:style style:name="T61" style:family="text">
      <style:text-properties style:font-name="Liberation Sans" officeooo:rsid="00176ecb"/>
    </style:style>
    <style:style style:name="T62" style:family="text">
      <style:text-properties style:font-name="Liberation Sans" officeooo:rsid="00249860"/>
    </style:style>
    <style:style style:name="T63" style:family="text">
      <style:text-properties style:font-name="Liberation Sans" officeooo:rsid="00259dc9"/>
    </style:style>
    <style:style style:name="T64" style:family="text">
      <style:text-properties style:font-name="Liberation Sans" officeooo:rsid="00210bc8"/>
    </style:style>
    <style:style style:name="T65" style:family="text">
      <style:text-properties officeooo:rsid="00176ecb"/>
    </style:style>
    <style:style style:name="T66" style:family="text">
      <style:text-properties fo:color="#111111"/>
    </style:style>
    <style:style style:name="T67" style:family="text">
      <style:text-properties fo:color="#111111" style:font-name="Liberation Serif" officeooo:rsid="00176ecb"/>
    </style:style>
    <style:style style:name="T68" style:family="text">
      <style:text-properties fo:color="#111111" style:font-name="Liberation Serif" officeooo:rsid="00210bc8"/>
    </style:style>
    <style:style style:name="T69" style:family="text">
      <style:text-properties fo:color="#111111" style:font-name="Liberation Serif" fo:font-size="13pt" fo:font-weight="normal" officeooo:rsid="00210bc8" style:font-size-asian="11.3500003814697pt" style:font-weight-asian="normal" style:font-size-complex="13pt" style:font-weight-complex="normal"/>
    </style:style>
    <style:style style:name="T70" style:family="text">
      <style:text-properties fo:color="#111111" style:font-name="Liberation Serif" fo:font-size="13pt" fo:font-weight="normal" officeooo:rsid="00222e8d" style:font-size-asian="11.3500003814697pt" style:font-weight-asian="normal" style:font-size-complex="13pt" style:font-weight-complex="normal"/>
    </style:style>
    <style:style style:name="T71" style:family="text">
      <style:text-properties fo:color="#111111" style:font-name="Liberation Serif" fo:font-size="13pt" fo:font-weight="normal" officeooo:rsid="0022f1b0" style:font-size-asian="11.3500003814697pt" style:font-weight-asian="normal" style:font-size-complex="13pt" style:font-weight-complex="normal"/>
    </style:style>
    <style:style style:name="T72" style:family="text">
      <style:text-properties fo:color="#111111" style:font-name="Liberation Serif" fo:font-size="13pt" fo:font-weight="normal" officeooo:rsid="0023a9ea" style:font-size-asian="11.3500003814697pt" style:font-weight-asian="normal" style:font-size-complex="13pt" style:font-weight-complex="normal"/>
    </style:style>
    <style:style style:name="T73" style:family="text">
      <style:text-properties fo:color="#111111" style:font-name="Liberation Serif" fo:font-size="13pt" fo:font-weight="normal" officeooo:rsid="002788c2" style:font-size-asian="11.3500003814697pt" style:font-weight-asian="normal" style:font-size-complex="13pt" style:font-weight-complex="normal"/>
    </style:style>
    <style:style style:name="T74" style:family="text">
      <style:text-properties fo:color="#111111" style:font-name="Liberation Serif" fo:font-size="13pt" fo:font-weight="normal" officeooo:rsid="00319cf1" style:font-size-asian="11.3500003814697pt" style:font-weight-asian="normal" style:font-size-complex="13pt" style:font-weight-complex="normal"/>
    </style:style>
    <style:style style:name="T75" style:family="text">
      <style:text-properties fo:color="#111111" style:font-name="Liberation Serif" fo:font-size="13pt" fo:font-weight="normal" officeooo:rsid="006803c1" style:font-size-asian="11.3500003814697pt" style:font-weight-asian="normal" style:font-size-complex="13pt" style:font-weight-complex="normal"/>
    </style:style>
    <style:style style:name="T76" style:family="text">
      <style:text-properties fo:color="#111111" style:font-name="Liberation Serif" fo:font-size="13pt" fo:font-weight="normal" officeooo:rsid="002a48b6" style:font-size-asian="13pt" style:font-weight-asian="normal" style:font-size-complex="13pt" style:font-weight-complex="normal"/>
    </style:style>
    <style:style style:name="T77" style:family="text">
      <style:text-properties fo:color="#111111" style:font-name="Liberation Serif" fo:font-size="13pt" fo:font-weight="normal" officeooo:rsid="002ca107" style:font-size-asian="13pt" style:font-weight-asian="normal" style:font-size-complex="13pt" style:font-weight-complex="normal"/>
    </style:style>
    <style:style style:name="T78" style:family="text">
      <style:text-properties fo:color="#111111" style:font-name="Liberation Serif" fo:font-size="13pt" fo:font-weight="normal" officeooo:rsid="002e07eb" style:font-size-asian="13pt" style:font-weight-asian="normal" style:font-size-complex="13pt" style:font-weight-complex="normal"/>
    </style:style>
    <style:style style:name="T79" style:family="text">
      <style:text-properties fo:color="#111111" style:font-name="Liberation Serif" officeooo:rsid="00222e8d"/>
    </style:style>
    <style:style style:name="T80" style:family="text">
      <style:text-properties fo:color="#111111" style:font-name="Liberation Serif" officeooo:rsid="00259dc9"/>
    </style:style>
    <style:style style:name="T81" style:family="text">
      <style:text-properties fo:color="#111111" style:font-name="Liberation Serif" officeooo:rsid="005f1fd8"/>
    </style:style>
    <style:style style:name="T82" style:family="text">
      <style:text-properties fo:color="#111111" style:font-name="Liberation Serif" fo:font-size="6pt" fo:font-weight="normal" officeooo:rsid="002e07eb" style:font-size-asian="6pt" style:font-weight-asian="normal" style:font-size-complex="6pt" style:font-weight-complex="normal"/>
    </style:style>
    <style:style style:name="T83" style:family="text">
      <style:text-properties fo:color="#111111" style:font-name="Liberation Sans" fo:font-weight="bold" style:font-weight-asian="bold" style:font-weight-complex="bold"/>
    </style:style>
    <style:style style:name="T84" style:family="text">
      <style:text-properties fo:color="#111111" officeooo:rsid="0023a9ea"/>
    </style:style>
    <style:style style:name="T85" style:family="text">
      <style:text-properties fo:color="#000000" style:font-name="Liberation Serif"/>
    </style:style>
    <style:style style:name="T86" style:family="text">
      <style:text-properties fo:color="#000000" style:font-name="Liberation Serif" officeooo:rsid="00176ecb"/>
    </style:style>
    <style:style style:name="T87" style:family="text">
      <style:text-properties fo:color="#000000" style:font-name="Liberation Serif" fo:font-size="13pt" fo:font-weight="normal" style:font-size-asian="11.3500003814697pt" style:font-weight-asian="normal" style:font-size-complex="13pt" style:font-weight-complex="normal"/>
    </style:style>
    <style:style style:name="T88" style:family="text">
      <style:text-properties fo:color="#000000" style:font-name="Liberation Serif" fo:font-size="13pt" fo:font-weight="normal" officeooo:rsid="001a5419" style:font-size-asian="11.3500003814697pt" style:font-weight-asian="normal" style:font-size-complex="13pt" style:font-weight-complex="normal"/>
    </style:style>
    <style:style style:name="T89" style:family="text">
      <style:text-properties fo:color="#000000" style:font-name="Liberation Serif" fo:font-size="13pt" fo:font-weight="normal" officeooo:rsid="0036c9e3" style:font-size-asian="13pt" style:font-weight-asian="normal" style:font-size-complex="13pt" style:font-weight-complex="normal"/>
    </style:style>
    <style:style style:name="T90" style:family="text">
      <style:text-properties fo:color="#000000" style:font-name="Liberation Serif" fo:font-size="13pt" fo:font-weight="normal" officeooo:rsid="004a49e5" style:font-size-asian="13pt" style:font-weight-asian="normal" style:font-size-complex="13pt" style:font-weight-complex="normal"/>
    </style:style>
    <style:style style:name="T91" style:family="text">
      <style:text-properties fo:color="#000000" style:font-name="Liberation Serif" fo:font-size="13pt" fo:font-weight="normal" officeooo:rsid="004b0aa2" style:font-size-asian="13pt" style:font-weight-asian="normal" style:font-size-complex="13pt" style:font-weight-complex="normal"/>
    </style:style>
    <style:style style:name="T92" style:family="text">
      <style:text-properties fo:color="#000000" style:font-name="Liberation Serif" fo:font-size="13pt" fo:font-style="normal" fo:font-weight="normal" officeooo:rsid="00112dcd" style:font-size-asian="11.3500003814697pt" style:font-style-asian="normal" style:font-weight-asian="normal" style:font-size-complex="13pt" style:font-style-complex="normal" style:font-weight-complex="normal"/>
    </style:style>
    <style:style style:name="T93" style:family="text">
      <style:text-properties fo:color="#000000" style:font-name="Liberation Serif" fo:font-size="13pt" fo:font-style="normal" fo:font-weight="normal" officeooo:rsid="00119f83" style:font-size-asian="11.3500003814697pt" style:font-style-asian="normal" style:font-weight-asian="normal" style:font-size-complex="13pt" style:font-style-complex="normal" style:font-weight-complex="normal"/>
    </style:style>
    <style:style style:name="T94" style:family="text">
      <style:text-properties fo:color="#000000" style:font-name="Liberation Serif" fo:font-size="13pt" officeooo:rsid="00373ca1" style:font-size-asian="13pt" style:font-size-complex="13pt"/>
    </style:style>
    <style:style style:name="T95" style:family="text">
      <style:text-properties fo:color="#000000" style:font-name="Liberation Serif" fo:font-size="13pt" officeooo:rsid="003bb43c" style:font-size-asian="13pt" style:font-size-complex="13pt"/>
    </style:style>
    <style:style style:name="T96" style:family="text">
      <style:text-properties fo:color="#000000" style:font-name="Liberation Serif" fo:font-size="13pt" officeooo:rsid="003ed368" style:font-size-asian="13pt" style:font-size-complex="13pt"/>
    </style:style>
    <style:style style:name="T97" style:family="text">
      <style:text-properties fo:color="#000000" style:font-name="Liberation Serif" fo:font-size="13pt" officeooo:rsid="005cf9b7" style:font-size-asian="13pt" style:font-size-complex="13pt"/>
    </style:style>
    <style:style style:name="T98" style:family="text">
      <style:text-properties fo:color="#000000" style:font-name="Liberation Serif" officeooo:rsid="004e4c5b"/>
    </style:style>
    <style:style style:name="T99" style:family="text">
      <style:text-properties fo:color="#000000" style:font-name="Liberation Serif" officeooo:rsid="005236b8"/>
    </style:style>
    <style:style style:name="T100" style:family="text">
      <style:text-properties fo:color="#000000" style:font-name="Liberation Serif" officeooo:rsid="005404d4"/>
    </style:style>
    <style:style style:name="T101" style:family="text">
      <style:text-properties fo:color="#000000" fo:font-size="13pt" officeooo:rsid="003bb43c" style:font-size-asian="13pt" style:font-size-complex="13pt"/>
    </style:style>
    <style:style style:name="T102" style:family="text">
      <style:text-properties fo:color="#000000" fo:font-size="13pt" officeooo:rsid="0043165b" style:font-size-asian="13pt" style:font-size-complex="13pt"/>
    </style:style>
    <style:style style:name="T103" style:family="text">
      <style:text-properties fo:color="#000000" fo:font-size="13pt" officeooo:rsid="004543a0" style:font-size-asian="13pt" style:font-size-complex="13pt"/>
    </style:style>
    <style:style style:name="T104" style:family="text">
      <style:text-properties officeooo:rsid="0022f1b0"/>
    </style:style>
    <style:style style:name="T105" style:family="text">
      <style:text-properties officeooo:rsid="00294d4e"/>
    </style:style>
    <style:style style:name="T106" style:family="text">
      <style:text-properties officeooo:rsid="004543a0"/>
    </style:style>
    <style:style style:name="T107" style:family="text">
      <style:text-properties officeooo:rsid="00468d8c"/>
    </style:style>
    <style:style style:name="T108" style:family="text">
      <style:text-properties officeooo:rsid="004c26f2"/>
    </style:style>
    <style:style style:name="T109" style:family="text">
      <style:text-properties officeooo:rsid="004ecd07"/>
    </style:style>
    <style:style style:name="T110" style:family="text">
      <style:text-properties officeooo:rsid="005236b8"/>
    </style:style>
    <style:style style:name="T111" style:family="text">
      <style:text-properties officeooo:rsid="00553288"/>
    </style:style>
    <style:style style:name="T112" style:family="text">
      <style:text-properties officeooo:rsid="0056bb4d"/>
    </style:style>
    <style:style style:name="T113" style:family="text">
      <style:text-properties officeooo:rsid="0057e388"/>
    </style:style>
    <style:style style:name="T114" style:family="text">
      <style:text-properties officeooo:rsid="0065c81a"/>
    </style:style>
    <style:style style:name="T115" style:family="text">
      <style:text-properties fo:font-size="6pt" style:font-size-asian="5.25pt" style:font-size-complex="6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ptif du projet</text:p>
      <text:p text:style-name="P49"/>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77"><text:a xlink:type="simple" xlink:href="#__RefHeading___Toc601_806906019" text:style-name="Index_20_Link" text:visited-style-name="Index_20_Link">Autres fichiers<text:tab/>2</text:a></text:p>
          <text:p text:style-name="P77"><text:a xlink:type="simple" xlink:href="#__RefHeading___Toc475_806906019" text:style-name="Index_20_Link" text:visited-style-name="Index_20_Link">Mode d’emploi<text:tab/>3</text:a></text:p>
          <text:p text:style-name="P78"><text:a xlink:type="simple" xlink:href="#__RefHeading___Toc583_806906019" text:style-name="Index_20_Link" text:visited-style-name="Index_20_Link">Compilation<text:tab/>3</text:a></text:p>
          <text:p text:style-name="P78"><text:a xlink:type="simple" xlink:href="#__RefHeading___Toc585_806906019" text:style-name="Index_20_Link" text:visited-style-name="Index_20_Link">Exécution<text:tab/>3</text:a></text:p>
          <text:p text:style-name="P78"><text:a xlink:type="simple" xlink:href="#__RefHeading___Toc1650_309163105" text:style-name="Index_20_Link" text:visited-style-name="Index_20_Link">Tests<text:tab/>4</text:a></text:p>
          <text:p text:style-name="P79"><text:a xlink:type="simple" xlink:href="#__RefHeading___Toc1274_806906019" text:style-name="Index_20_Link" text:visited-style-name="Index_20_Link">Tests fonctionnels<text:tab/>4</text:a></text:p>
          <text:p text:style-name="P79"><text:a xlink:type="simple" xlink:href="#__RefHeading___Toc722_309163105" text:style-name="Index_20_Link" text:visited-style-name="Index_20_Link">Tests de fuite mémoire<text:tab/>4</text:a></text:p>
          <text:p text:style-name="P77"><text:a xlink:type="simple" xlink:href="#__RefHeading___Toc369_806906019" text:style-name="Index_20_Link" text:visited-style-name="Index_20_Link">Descriptif de la structure du code développé<text:tab/>5</text:a></text:p>
          <text:p text:style-name="P78"><text:a xlink:type="simple" xlink:href="#__RefHeading___Toc593_806906019" text:style-name="Index_20_Link" text:visited-style-name="Index_20_Link">elf_types.h<text:tab/>5</text:a></text:p>
          <text:p text:style-name="P78"><text:a xlink:type="simple" xlink:href="#__RefHeading___Toc595_806906019" text:style-name="Index_20_Link" text:visited-style-name="Index_20_Link">elf_io.c<text:tab/>5</text:a></text:p>
          <text:p text:style-name="P78"><text:a xlink:type="simple" xlink:href="#__RefHeading___Toc597_806906019" text:style-name="Index_20_Link" text:visited-style-name="Index_20_Link">elf_header.h<text:tab/>5</text:a></text:p>
          <text:p text:style-name="P78"><text:a xlink:type="simple" xlink:href="#__RefHeading___Toc599_806906019" text:style-name="Index_20_Link" text:visited-style-name="Index_20_Link">elf_section_table.h<text:tab/>6</text:a></text:p>
          <text:p text:style-name="P78"><text:a xlink:type="simple" xlink:href="#__RefHeading___Toc605_806906019" text:style-name="Index_20_Link" text:visited-style-name="Index_20_Link">elf_symbol.h<text:tab/>6</text:a></text:p>
          <text:p text:style-name="P78"><text:a xlink:type="simple" xlink:href="#__RefHeading___Toc607_806906019" text:style-name="Index_20_Link" text:visited-style-name="Index_20_Link">elf_section_content.h<text:tab/>6</text:a></text:p>
          <text:p text:style-name="P78"><text:a xlink:type="simple" xlink:href="#__RefHeading___Toc1652_309163105" text:style-name="Index_20_Link" text:visited-style-name="Index_20_Link">elf_load_section.h<text:tab/>7</text:a></text:p>
          <text:p text:style-name="P78"><text:a xlink:type="simple" xlink:href="#__RefHeading___Toc1654_309163105" text:style-name="Index_20_Link" text:visited-style-name="Index_20_Link">elf_load_symbol.h<text:tab/>7</text:a></text:p>
          <text:p text:style-name="P78"><text:a xlink:type="simple" xlink:href="#__RefHeading___Toc1656_309163105" text:style-name="Index_20_Link" text:visited-style-name="Index_20_Link">elf_load_reloc.h<text:tab/>8</text:a></text:p>
          <text:p text:style-name="P77"><text:a xlink:type="simple" xlink:href="#__RefHeading___Toc726_845414864" text:style-name="Index_20_Link" text:visited-style-name="Index_20_Link">Fonctionnalités implémentées et manquantes<text:tab/>9</text:a></text:p>
          <text:p text:style-name="P78"><text:a xlink:type="simple" xlink:href="#__RefHeading___Toc728_845414864" text:style-name="Index_20_Link" text:visited-style-name="Index_20_Link">Fonctionnalités implémentées<text:tab/>9</text:a></text:p>
          <text:p text:style-name="P78"><text:a xlink:type="simple" xlink:href="#__RefHeading___Toc730_845414864" text:style-name="Index_20_Link" text:visited-style-name="Index_20_Link">Fonctionnalités manquantes<text:tab/>9</text:a></text:p>
          <text:p text:style-name="P77"><text:a xlink:type="simple" xlink:href="#__RefHeading___Toc732_845414864" text:style-name="Index_20_Link" text:visited-style-name="Index_20_Link">Bogues connus<text:tab/>10</text:a></text:p>
          <text:p text:style-name="P77"><text:a xlink:type="simple" xlink:href="#__RefHeading___Toc734_845414864" text:style-name="Index_20_Link" text:visited-style-name="Index_20_Link">Description des tests<text:tab/>11</text:a></text:p>
        </text:index-body>
      </text:table-of-content>
      <text:h text:style-name="P124" text:outline-level="1"><text:bookmark-start text:name="__RefHeading___Toc601_806906019"/>Autres fichiers<text:bookmark-end text:name="__RefHeading___Toc601_806906019"/></text:h>
      <text:p text:style-name="P58"/>
      <text:p text:style-name="P70">Explication_elf.png :</text:p>
      <text:p text:style-name="P70"><text:tab/>Schéma explicatif de la première phase, afin d’aider à la compréhension de l’organisation du contenu d’un fichier ELF.</text:p>
      <text:p text:style-name="P70"/>
      <text:p text:style-name="P70">journal.pdf :</text:p>
      <text:p text:style-name="P70"><text:tab/>Journal de bord mis à jour quotidiennement.</text:p>
      <text:h text:style-name="P125" text:outline-level="1"><text:bookmark-start text:name="__RefHeading___Toc475_806906019"/>Mode d’emploi<text:bookmark-end text:name="__RefHeading___Toc475_806906019"/></text:h>
      <text:p text:style-name="P18"/>
      <text:h text:style-name="Heading_20_2" text:outline-level="2"><text:bookmark-start text:name="__RefHeading___Toc583_806906019"/>Compilation<text:bookmark-end text:name="__RefHeading___Toc583_806906019"/></text:h>
      <text:p text:style-name="P19"/>
      <text:p text:style-name="P1"><text:tab/>Nous avions des difficultés à comprendre le fonctionnement des outils automake/autoconf. C’est pourquoi nous avons préféré écrire notre propre Makefile. Chaque programme est compilé de façon à pouvoir être débuggé.</text:p>
      <text:p text:style-name="P1"><text:tab/>Chaque programme se présentant sous la forme <text:span text:style-name="T15">read-*.c</text:span><text:span text:style-name="T13"> </text:span>est compilable selon la même structure</text:p>
      <text:p text:style-name="P20"/>
      <text:p text:style-name="P1"><text:tab/><text:tab/><text:span text:style-name="T15">make bin/dobby-read-*</text:span></text:p>
      <text:p text:style-name="P80"/>
      <text:p text:style-name="P12"><text:span text:style-name="T53"><text:tab/>Concernant </text:span><text:span text:style-name="T15">load-elf-file.c</text:span><text:span text:style-name="T53">, il faut exécuter</text:span></text:p>
      <text:p text:style-name="P92"/>
      <text:p text:style-name="P12"><text:span text:style-name="T53"><text:tab/><text:tab/></text:span><text:span text:style-name="T15">make bin/dobby-load-elf-file.c</text:span></text:p>
      <text:p text:style-name="P12"><text:span text:style-name="T15"/></text:p>
      <text:p text:style-name="P110"><text:span text:style-name="T15">Autres fonctionnalités :</text:span></text:p>
      <text:p text:style-name="P110"><text:span text:style-name="T15"><text:tab/>make all<text:tab/><text:tab/>// </text:span><text:span text:style-name="T17">compile tous les binaires</text:span></text:p>
      <text:p text:style-name="P110"><text:span text:style-name="T15"><text:tab/>make clean</text:span></text:p>
      <text:p text:style-name="P47"/>
      <text:h text:style-name="Heading_20_2" text:outline-level="2"><text:bookmark-start text:name="__RefHeading___Toc585_806906019"/>Exécution<text:bookmark-end text:name="__RefHeading___Toc585_806906019"/></text:h>
      <text:p text:style-name="P14"/>
      <text:p text:style-name="P8"><text:span text:style-name="T52"><text:tab/></text:span><text:span text:style-name="T1">Chaque exécutable se présentant sous la forme </text:span><text:span text:style-name="T20">read-*</text:span><text:span text:style-name="T1"> </text:span><text:span text:style-name="T2">s’exécute via la commande</text:span></text:p>
      <text:p text:style-name="P93"/>
      <text:p text:style-name="P8"><text:span text:style-name="T2"><text:tab/><text:tab/></text:span><text:span text:style-name="T18">./bin/dobby-read-* </text:span><text:span text:style-name="T19">&lt; </text:span><text:span text:style-name="T18">arguments </text:span><text:span text:style-name="T19">&gt;</text:span></text:p>
      <text:p text:style-name="P13"/>
      <text:p text:style-name="P53"><text:span text:style-name="T92"><text:tab/>Pour la plupart des exécutables, </text:span><text:span text:style-name="T93">l’argument demandé est un fichier elf, se trouvant dans le répertoire </text:span><text:span text:style-name="T21">tests/ARM_SOURCE/</text:span><text:span text:style-name="T93">.</text:span></text:p>
      <text:p text:style-name="P94"/>
      <text:p text:style-name="P2"><text:tab/><text:span text:style-name="T54">Le programme read-section-content est une exception. Plusieurs arguments sont demandés : un fichier elf, <text:s/>-s | -i selon si la section est indiquée par son nom ou par un numéro (s pour le nom et i pour le numéro), et le nom ou le numéro de la section souhaitée. La commande se présente alors sous la forme</text:span></text:p>
      <text:p text:style-name="P21"/>
      <text:p text:style-name="P3"><text:tab/><text:tab/><text:span text:style-name="T41">./</text:span><text:span text:style-name="T42">bin/dobby-read-section-content &lt; fichier elf &gt; &lt; -s | -i &gt; <text:line-break/><text:tab/><text:tab/>&lt; section souhaitée &gt;</text:span></text:p>
      <text:p text:style-name="P81"/>
      <text:p text:style-name="P6"><text:tab/>ou</text:p>
      <text:p text:style-name="P22"/>
      <text:p text:style-name="P5"><text:tab/><text:tab/><text:span text:style-name="T41">./bin/dobby-read-section-content &lt; -s | -i &gt; &lt; section souhaitée &gt; <text:line-break/><text:tab/><text:tab/>&lt; fichier elf &gt;</text:span></text:p>
      <text:p text:style-name="P85"/>
      <text:p text:style-name="P4"><text:span text:style-name="T41"><text:tab/></text:span><text:span text:style-name="T57">Concernant </text:span><text:span text:style-name="T43">load-elf-file</text:span><text:span text:style-name="T58">, il faut exécuter</text:span></text:p>
      <text:p text:style-name="P95"/>
      <text:p text:style-name="P4"><text:span text:style-name="T58"><text:tab/><text:tab/></text:span><text:span text:style-name="T43">./bin/dobby-load-elf file &lt; fichier &gt; &lt; options &gt;</text:span></text:p>
      <text:p text:style-name="P82"/>
      <text:p text:style-name="P107"><text:tab/>Avec comme options</text:p>
      <text:p text:style-name="P95"/>
      <text:p text:style-name="P4"><text:span text:style-name="T58"><text:tab/><text:tab/>-</text:span><text:span text:style-name="T43">o --output &lt; chemin/du/fichier/de/sortie &gt;</text:span></text:p>
      <text:p text:style-name="P86"><text:tab/><text:tab/>-s --section start &lt; nom de section &gt;=&lt; adresse &gt;</text:p>
      <text:p text:style-name="P44"/>
      <text:p text:style-name="P7"><text:soft-page-break/><text:span text:style-name="T57"><text:tab/>S’</text:span><text:span text:style-name="T59">i</text:span><text:span text:style-name="T57">l n’y a pas d’option -o, le nom de l’exécutable créé sera le nom du fichier source sans extension.</text:span></text:p>
      <text:p text:style-name="P108"><text:tab/>S’il n’y a pas d’option -s, il n’y aura pas d’adressage particulier.</text:p>
      <text:p text:style-name="P107"/>
      <text:p text:style-name="P54"><text:span text:style-name="T90"><text:tab/></text:span><text:span text:style-name="T91">Concernant tous les exécutables, un message indiquant les arguments nécessaires s’affiche lorsqu’il n’y a aucun argument lors de l’exécution.</text:span></text:p>
      <text:p text:style-name="P96"/>
      <text:h text:style-name="Heading_20_2" text:outline-level="2"><text:bookmark-start text:name="__RefHeading___Toc1650_309163105"/>Tests<text:bookmark-end text:name="__RefHeading___Toc1650_309163105"/></text:h>
      <text:p text:style-name="P48"/>
      <text:h text:style-name="Heading_20_3" text:outline-level="3"><text:bookmark-start text:name="__RefHeading___Toc1274_806906019"/>Tests fonctionnels<text:bookmark-end text:name="__RefHeading___Toc1274_806906019"/></text:h>
      <text:p text:style-name="P58"/>
      <text:p text:style-name="P59"><text:tab/><text:span text:style-name="T5">Les fichiers .s et .c se trouvent dans tests/ARM_SOURCE/. Afin de générer tous les fichiers objets et les exécutables, il faut lancer le script </text:span><text:span text:style-name="T23">generate_test_file.sh</text:span><text:span text:style-name="T5"> se trouvant dans le répertoire tests/. Ainsi, deux répertoires sont créés : ARM_BIN contenant tous les exécutables, et ARM_OBJ contenant les fichiers objets.</text:span></text:p>
      <text:p text:style-name="P113"/>
      <text:p text:style-name="P50"><text:tab/><text:span text:style-name="T10">Les tests peuvent tous être exécutés d’un coup sur tous les exécutables, pour cela, il faut se placer dans le répertoire </text:span><text:span text:style-name="T29">tests/</text:span><text:span text:style-name="T10"> et lancer</text:span></text:p>
      <text:p text:style-name="P59"/>
      <text:p text:style-name="Standard"><text:span text:style-name="T10"><text:tab/><text:tab/></text:span><text:span text:style-name="T29">./launch_all_test.sh</text:span></text:p>
      <text:p text:style-name="P83"/>
      <text:p text:style-name="P50"><text:span text:style-name="T10"><text:tab/>Chaque test peut être lancé individuellement, en se plaçant dans </text:span><text:span text:style-name="T29">/test/launch</text:span><text:span text:style-name="T10">. La commande à effectuer est alors</text:span></text:p>
      <text:p text:style-name="P59"/>
      <text:p text:style-name="Standard"><text:span text:style-name="T10"><text:tab/><text:tab/></text:span><text:span text:style-name="T29">./test/launch_test_*.sh <text:s/></text:span><text:span text:style-name="T31">&lt; programme à tester &gt;</text:span><text:span text:style-name="T29"> <text:s/></text:span><text:span text:style-name="T31">&lt; fichier de test &gt;</text:span></text:p>
      <text:p text:style-name="P88"/>
      <text:p text:style-name="P50"><text:span text:style-name="T31"><text:tab/></text:span><text:span text:style-name="T97">Sachant que les programmes à tester se trouvent (depuis le répertoire </text:span><text:span text:style-name="T31">test/</text:span><text:span text:style-name="T97">) dans</text:span><text:span text:style-name="T31"> ../bin/ </text:span><text:span text:style-name="T97">et que les exemples se trouvent dans </text:span><text:span text:style-name="T31">ARM_BIN</text:span><text:span text:style-name="T97"> ou </text:span><text:span text:style-name="T31">ARM_OBJ.</text:span></text:p>
      <text:p text:style-name="P74"><text:span text:style-name="T10"><text:tab/>Si la commande </text:span><text:span text:style-name="T29">echo </text:span><text:span text:style-name="T51">"</text:span><text:span text:style-name="T29">$?</text:span><text:span text:style-name="T51">"</text:span><text:span text:style-name="T10"> renvoi 0, alors il n’y a pas d’erreur.</text:span></text:p>
      <text:p text:style-name="P61"/>
      <text:h text:style-name="Heading_20_3" text:outline-level="3"><text:bookmark-start text:name="__RefHeading___Toc722_309163105"/>Tests de fuite mémoire<text:bookmark-end text:name="__RefHeading___Toc722_309163105"/></text:h>
      <text:p text:style-name="P58"/>
      <text:p text:style-name="P50"><text:tab/><text:span text:style-name="T102">Pour lancer les tests de fuite mémoire, il faut se placer dans /tests/ et lancer la commande</text:span></text:p>
      <text:p text:style-name="P111"/>
      <text:p text:style-name="Standard"><text:span text:style-name="T102"><text:tab/><text:tab/></text:span><text:span text:style-name="T30">./dobby_valgrind.sh</text:span></text:p>
      <text:h text:style-name="P124" text:outline-level="1"><text:bookmark-start text:name="__RefHeading___Toc369_806906019"/>Descriptif de la structure du code développé<text:bookmark-end text:name="__RefHeading___Toc369_806906019"/></text:h>
      <text:p text:style-name="P17"/>
      <text:h text:style-name="Heading_20_2" text:outline-level="2"><text:bookmark-start text:name="__RefHeading___Toc593_806906019"/>elf_types.h<text:bookmark-end text:name="__RefHeading___Toc593_806906019"/></text:h>
      <text:p text:style-name="P15"/>
      <text:p text:style-name="P9"><text:tab/><text:span text:style-name="T3">Les structures nécessaires à la définition du type </text:span><text:span text:style-name="T4">ELF</text:span><text:span text:style-name="T3"> se trouvent chacune dans les fichiers </text:span><text:span text:style-name="T22">elf_types_*.h</text:span><text:span text:style-name="T56">, et sont la retranscription des types définis dans la documentation spécifiant le format ELF.</text:span></text:p>
      <text:p text:style-name="P27"><text:span text:style-name="T87"><text:tab/></text:span><text:span text:style-name="T88">Le fichier </text:span><text:span text:style-name="T32">elf_</text:span><text:span text:style-name="T33">file</text:span><text:span text:style-name="T32">.h</text:span><text:span text:style-name="T88"> quant à lui défini une structure permettant d’enregistrer en mémoire toutes ces informations.</text:span></text:p>
      <text:p text:style-name="P16"/>
      <text:h text:style-name="Heading_20_2" text:outline-level="2"><text:bookmark-start text:name="__RefHeading___Toc595_806906019"/><text:span text:style-name="T104">elf_io</text:span>.c<text:bookmark-end text:name="__RefHeading___Toc595_806906019"/></text:h>
      <text:p text:style-name="P57"/>
      <text:p text:style-name="P10"><text:tab/>Le fichier <text:span text:style-name="T46">elf_io</text:span><text:span text:style-name="T14">.c</text:span><text:span text:style-name="T55"> </text:span>contient les différentes fonctions permettant de lire et écrire octet par octet dans un fichier ou dans une chaîne de caractères. Ces fonctions sont définies dans <text:span text:style-name="T46">elf_io</text:span><text:span text:style-name="T14">.h</text:span> <text:span text:style-name="T65">et nécessitent la fonction </text:span><text:span text:style-name="T44">is_</text:span><text:span text:style-name="T45">b</text:span><text:span text:style-name="T44">ig_</text:span><text:span text:style-name="T45">e</text:span><text:span text:style-name="T44">ndian()</text:span><text:span text:style-name="T65"> définie dans </text:span><text:span text:style-name="T44">utils.h</text:span><text:span text:style-name="T65">.</text:span></text:p>
      <text:p text:style-name="P10"/>
      <text:p text:style-name="P55"><text:tab/>Lecture dans un fichier</text:p>
      <text:p text:style-name="P60"/>
      <text:p text:style-name="Preformatted_20_Text"><text:tab/><text:tab/><text:span text:style-name="T24">size_t fread_*bits(void *ptr, size_t nmemb, FILE *stream)</text:span></text:p>
      <text:p text:style-name="P29"/>
      <text:p text:style-name="P29"><text:tab/><text:span text:style-name="T67">Ecriture dans un fichier</text:span></text:p>
      <text:p text:style-name="P116"/>
      <text:p text:style-name="P30"><text:span text:style-name="T67"><text:tab/><text:tab/></text:span><text:span text:style-name="T60">size_t f</text:span><text:span text:style-name="T61">write</text:span><text:span text:style-name="T60">_*bits(void *ptr, size_t nmemb, FILE *stream)</text:span></text:p>
      <text:p text:style-name="P30"/>
      <text:p text:style-name="P30"><text:tab/><text:span text:style-name="T85">Lecture dans un</text:span><text:span text:style-name="T86">e chaîne de caractères</text:span></text:p>
      <text:p text:style-name="P97"/>
      <text:p text:style-name="P11"><text:tab/><text:tab/><text:span text:style-name="T14">size_t fread_*bits(void *ptr, size_t nmemb, FILE *stream)</text:span></text:p>
      <text:p text:style-name="P30"/>
      <text:p text:style-name="P30"><text:tab/><text:span text:style-name="T67">Ecriture dans une chaîne de caractères</text:span></text:p>
      <text:p text:style-name="P117"/>
      <text:p text:style-name="P30"><text:span text:style-name="T67"><text:tab/><text:tab/></text:span>size_t f<text:span text:style-name="T65">write</text:span>_*bits(void *ptr, size_t nmemb, FILE *stream)</text:p>
      <text:p text:style-name="P41"/>
      <text:h text:style-name="Heading_20_2" text:outline-level="2"><text:bookmark-start text:name="__RefHeading___Toc597_806906019"/>elf_header.h<text:bookmark-end text:name="__RefHeading___Toc597_806906019"/></text:h>
      <text:p text:style-name="P42"/>
      <text:p text:style-name="P32"><text:tab/><text:span text:style-name="T68">D</text:span><text:span text:style-name="T81">é</text:span><text:span text:style-name="T68">finition du type </text:span><text:span text:style-name="T64">Err_ELF_Header</text:span><text:span text:style-name="T68">, qui sert à vérifier si les données lues sont bien correctes, et si non, indique quelle partie du header a été mal lue. </text:span><text:span text:style-name="T80">Le fichier </text:span><text:span text:style-name="T63">elf_header.h</text:span><text:span text:style-name="T80"> contient également la déclaration des fonctions écrite</text:span><text:span text:style-name="T81">s</text:span><text:span text:style-name="T80"> dans </text:span><text:span text:style-name="T63">elf_header.c</text:span><text:span text:style-name="T80">, et servent à la lecture / écriture du header d’un fichier au format ELF.</text:span></text:p>
      <text:p text:style-name="P64"/>
      <text:p text:style-name="P32"><text:span text:style-name="T68"><text:tab/></text:span><text:span text:style-name="T79">Lecture du header d’un fichier ELF dans une variable de type Elf32_Ehdr</text:span></text:p>
      <text:p text:style-name="P118"/>
      <text:p text:style-name="P51"><text:span text:style-name="T69"><text:tab/><text:tab/></text:span><text:span text:style-name="T34">Err_ELF_Header read_elf_header(FILE *f, Elf32_Ehdr *hdr)</text:span></text:p>
      <text:p text:style-name="P64"><text:tab/></text:p>
      <text:p text:style-name="P51"><text:span text:style-name="T69"><text:tab/></text:span><text:span text:style-name="T70">Ecriture du header depuis une variable de type Elf32_Ehdr dans un fichier</text:span></text:p>
      <text:p text:style-name="P118"/>
      <text:p text:style-name="P51"><text:span text:style-name="T70"><text:tab/><text:tab/></text:span><text:span text:style-name="T35">Void write_elf_header(FILE *f, Elf32_Ehdr hdr)</text:span></text:p>
      <text:p text:style-name="P65"><text:tab/></text:p>
      <text:p text:style-name="P56"><text:soft-page-break/><text:span text:style-name="T71"><text:tab/></text:span><text:span text:style-name="T72">Affichage du header</text:span></text:p>
      <text:p text:style-name="P119"/>
      <text:p text:style-name="P51"><text:span text:style-name="T72"><text:tab/><text:tab/></text:span><text:span text:style-name="T36">void display_header(Elf32_Ehdr *hdr)</text:span></text:p>
      <text:p text:style-name="P33"/>
      <text:p text:style-name="P51"><text:span text:style-name="T70"><text:tab/></text:span><text:span text:style-name="T72">La gestion des erreur</text:span><text:span text:style-name="T75">s</text:span><text:span text:style-name="T72"> aura été particulièrement utile pour détecter les diverses erreurs liées notamment à la configuration en Big </text:span><text:span text:style-name="T74">E</text:span><text:span text:style-name="T72">ndian / Little </text:span><text:span text:style-name="T74">E</text:span><text:span text:style-name="T72">ndian du fichier ELF.</text:span></text:p>
      <text:p text:style-name="P67"/>
      <text:h text:style-name="P127" text:outline-level="2"><text:bookmark-start text:name="__RefHeading___Toc599_806906019"/><text:span text:style-name="T84">e</text:span><text:span text:style-name="T66">lf_section_table.h</text:span><text:bookmark-end text:name="__RefHeading___Toc599_806906019"/></text:h>
      <text:p text:style-name="P58"/>
      <text:p text:style-name="P50"><text:span text:style-name="T83"><text:tab/></text:span><text:span text:style-name="T73">Définition des fonctions écrites dans </text:span><text:span text:style-name="T37">elf_section_table.c</text:span><text:span text:style-name="T73">, qui lisent / écrivent la section table d’un fichier au format ELF.</text:span></text:p>
      <text:p text:style-name="P66"/>
      <text:p text:style-name="P73"><text:span text:style-name="T40"><text:tab/></text:span><text:span text:style-name="T78">Lec</text:span><text:span text:style-name="T76">ture de la section table </text:span><text:span text:style-name="T77">d’un fichier ELF</text:span><text:span text:style-name="T76">, qui est stockée dans la variable </text:span><text:span text:style-name="T39">e_table</text:span><text:span text:style-name="T76"> de type Elf32_Shdr</text:span></text:p>
      <text:p text:style-name="P120"/>
      <text:p text:style-name="P73"><text:span text:style-name="T76"><text:tab/><text:tab/></text:span><text:span text:style-name="T38">void read_elf_section_table(FILE *f, Elf32_Ehdr *header, <text:line-break/><text:tab/><text:tab/>Elf32_Shdr e_table[ ])</text:span></text:p>
      <text:p text:style-name="P34"/>
      <text:p text:style-name="P75"><text:span text:style-name="T38"><text:tab/></text:span><text:span text:style-name="T77">Ecriture de la section table d’un fichier au format ELF</text:span></text:p>
      <text:p text:style-name="P121"/>
      <text:p text:style-name="P75"><text:span text:style-name="T77"><text:tab/><text:tab/></text:span><text:span text:style-name="T38">void write_elf_section_table(FILE *f, Elf32_Ehdr header, <text:line-break/><text:tab/><text:tab/>Elf32_Shdr e_table[ ])</text:span></text:p>
      <text:p text:style-name="P31"/>
      <text:p text:style-name="P75"><text:span text:style-name="T38"><text:tab/></text:span><text:span text:style-name="T78">Affichage de la section table d’un fichier au format ELF</text:span></text:p>
      <text:p text:style-name="P75"><text:span text:style-name="T82"><text:line-break/><text:tab/><text:tab/></text:span><text:span text:style-name="T38">void display_section_table(Elf32_Ehdr *header, Elf32_Shdr e_table[ ], <text:tab/><text:tab/>unsigned char *str_table)</text:span></text:p>
      <text:p text:style-name="P43"/>
      <text:h text:style-name="P129" text:outline-level="2"><text:bookmark-start text:name="__RefHeading___Toc605_806906019"/><text:span text:style-name="T62">e</text:span><text:span text:style-name="T60">lf_symbol.h</text:span><text:bookmark-end text:name="__RefHeading___Toc605_806906019"/></text:h>
      <text:p text:style-name="P58"/>
      <text:p text:style-name="P52"><text:tab/><text:span text:style-name="T7">Définition des fonctions écrites dans </text:span><text:span text:style-name="T25">elf_symbol.c</text:span><text:span text:style-name="T7">, qui lisent / écrivent la table des symboles d’un fichier au format ELF.</text:span></text:p>
      <text:p text:style-name="Standard"/>
      <text:p text:style-name="Standard"><text:span text:style-name="T38"><text:tab/></text:span><text:span text:style-name="T89">Lecture de la table des symboles d’un fichier au format ELF</text:span></text:p>
      <text:p text:style-name="P98"/>
      <text:p text:style-name="P28"><text:span text:style-name="T12"><text:tab/><text:tab/></text:span><text:span text:style-name="T6">void read_elf_symbol_table(unsigned char* symtab, Elf32_Shdr* <text:tab/><text:tab/><text:tab/>symbol_header, Elf32_Sym sym_table[ ])</text:span></text:p>
      <text:p text:style-name="P35"/>
      <text:p text:style-name="P76"><text:span text:style-name="T24"><text:tab/></text:span><text:span text:style-name="T94">Affichage de la table des symboles d’un fichier au format ELF</text:span></text:p>
      <text:p text:style-name="P99"/>
      <text:p text:style-name="P36"><text:tab/><text:tab/>void display_symbol_table(Elf32_Sym sym_table[ ], <text:line-break/><text:tab/><text:tab/>unsigned int num_symbols, unsigned char *string_table, <text:line-break/><text:tab/><text:tab/>unsigned char *section_name)</text:p>
      <text:p text:style-name="P45"/>
      <text:h text:style-name="Heading_20_2" text:outline-level="2"><text:bookmark-start text:name="__RefHeading___Toc607_806906019"/>elf_section_content.h<text:bookmark-end text:name="__RefHeading___Toc607_806906019"/></text:h>
      <text:p text:style-name="P24"/>
      <text:p text:style-name="P25"><text:tab/><text:span text:style-name="T8">Définition des fonctions écrites dans elf_section_content.c, qui servent à lire / écrire le contenu d’une section d’un fichier au format ELF.</text:span></text:p>
      <text:p text:style-name="P26"/>
      <text:p text:style-name="P23"><text:soft-page-break/><text:span text:style-name="T8"><text:tab/></text:span><text:span text:style-name="T9">Lecture d’une section donnée d’un fichier ELF</text:span></text:p>
      <text:p text:style-name="P24"/>
      <text:p text:style-name="P23"><text:span text:style-name="T8"><text:tab/><text:tab/></text:span><text:span text:style-name="T26">unsigned char * read_elf_section_content(FILE *f, Elf32_Shdr shdr)</text:span></text:p>
      <text:p text:style-name="P37"><text:tab/></text:p>
      <text:p text:style-name="P23"><text:span text:style-name="T26"><text:tab/></text:span><text:span text:style-name="T101">Lecture de toutes les sections d’un fichier ELF (utilise alors la fonction </text:span><text:span text:style-name="T27">read_elf_section_content</text:span><text:span text:style-name="T101">)</text:span></text:p>
      <text:p text:style-name="P100"/>
      <text:p text:style-name="P75"><text:span text:style-name="T95"><text:tab/><text:tab/></text:span><text:span text:style-name="T27">int read_elf_all_section_content(FILE *f, Elf32_Ehdr hdr, <text:line-break/><text:tab/><text:tab/>Elf32_Shdr shdr[ ], unsigned char *tab[ ])</text:span></text:p>
      <text:p text:style-name="P89"/>
      <text:p text:style-name="P75"><text:span text:style-name="T27"><text:tab/></text:span><text:span text:style-name="T96">Ecriture d’une section donnée d’un fichier ELF</text:span></text:p>
      <text:p text:style-name="P101"/>
      <text:p text:style-name="P38"><text:tab/><text:tab/>void write_elf_section_content(FILE *f, Elf32_Shdr shdr, <text:line-break/><text:tab/><text:tab/>unsigned char *content)</text:p>
      <text:p text:style-name="P38"/>
      <text:p text:style-name="P72"><text:span text:style-name="T27"><text:tab/></text:span><text:span text:style-name="T96">Ecriture de toutes les sections d’un fichier ELF (utilise la fonction</text:span><text:span text:style-name="T28"> write_elf_section_content</text:span><text:span text:style-name="T96">)</text:span></text:p>
      <text:p text:style-name="P102"/>
      <text:p text:style-name="P63"><text:span text:style-name="T96"><text:tab/><text:tab/></text:span><text:span text:style-name="T28">void write_elf_all_section_content(FILE *f, Elf32_Half shnum, <text:tab/><text:tab/><text:tab/>Elf32_Shdr shdr[ ], unsigned char *content[ ])</text:span></text:p>
      <text:p text:style-name="P39"/>
      <text:p text:style-name="P63"><text:span text:style-name="T28"><text:tab/></text:span><text:span text:style-name="T96">Affichage de toutes les sections d’un fichier ELF</text:span></text:p>
      <text:p text:style-name="P103"/>
      <text:p text:style-name="P39"><text:tab/><text:tab/>void display_elf_section_content(unsigned char *content, <text:line-break/><text:tab/><text:tab/>Elf32_Word size)</text:p>
      <text:p text:style-name="P46"/>
      <text:h text:style-name="P128" text:outline-level="2"><text:bookmark-start text:name="__RefHeading___Toc1652_309163105"/>elf_load_section.h<text:bookmark-end text:name="__RefHeading___Toc1652_309163105"/></text:h>
      <text:p text:style-name="P58"/>
      <text:p text:style-name="P71"><text:tab/><text:span text:style-name="T109">Modification du tableau des en-têtes de sections, c’est à dire suppression des sections de relocation, ainsi que des sections vides (exceptée la première). Le tableau des contenus de sections est donc modifié en conséquence, enfin, les indices de sections dans l’en-tête ainsi que dans l’en-tête de la table des symboles sont également corrigés</text:span></text:p>
      <text:p text:style-name="P69"/>
      <text:p text:style-name="P114"><text:tab/>Renumérotation des sections</text:p>
      <text:p text:style-name="P62"/>
      <text:p text:style-name="P68"><text:tab/><text:tab/><text:span text:style-name="T14">void renum_section_elf_file(Elf32_File *dest, Elf32_File src, <text:line-break/><text:tab/><text:tab/>Elf32_Half correl_table[ ])</text:span></text:p>
      <text:p text:style-name="P35"/>
      <text:p text:style-name="P68"><text:span text:style-name="T14"><text:tab/></text:span><text:span text:style-name="T98">Modification des adresses de sections</text:span></text:p>
      <text:p text:style-name="P104"/>
      <text:p text:style-name="P68"><text:span text:style-name="T14"><text:tab/><text:tab/></text:span><text:span text:style-name="T49">int </text:span><text:span text:style-name="T14">change_section_address(Elf32_File *dest, <text:line-break/><text:tab/><text:tab/>const char*</text:span><text:span text:style-name="T48"> </text:span><text:span text:style-name="T14">section_name, Elf32_Half addr)</text:span></text:p>
      <text:p text:style-name="P91"/>
      <text:h text:style-name="Heading_20_2" text:outline-level="2"><text:bookmark-start text:name="__RefHeading___Toc1654_309163105"/>elf_load_symbol.h<text:bookmark-end text:name="__RefHeading___Toc1654_309163105"/></text:h>
      <text:p text:style-name="P58"/>
      <text:p text:style-name="P68"><text:tab/><text:span text:style-name="T110">Correction des symboles.</text:span></text:p>
      <text:p text:style-name="P68"/>
      <text:p text:style-name="P68"><text:tab/><text:span text:style-name="T110">Correction de la numérotation des symboles après renumérotation des sections</text:span></text:p>
      <text:p text:style-name="P58"/>
      <text:p text:style-name="P35"><text:soft-page-break/><text:tab/><text:tab/>Elf32_Sym correct_symbol_section(Elf32_Sym sym, <text:line-break/><text:tab/><text:tab/>Elf32_Half correl_table[ ])</text:p>
      <text:p text:style-name="P35"/>
      <text:p text:style-name="P35"><text:tab/><text:span text:style-name="T99">Correction de la valeur des symboles en valeur absolue</text:span></text:p>
      <text:p text:style-name="P105"/>
      <text:p text:style-name="P35"><text:tab/><text:tab/>Elf32_Sym correct_symbol_value(Elf32_Sym sym, <text:line-break/><text:tab/><text:tab/>Elf32_Shdr section_table[ ], Elf32_Half sh_count)</text:p>
      <text:p text:style-name="P68"/>
      <text:p text:style-name="P40"><text:tab/><text:span text:style-name="T99">Application des deux fonctions précédentes sur tous les symboles de la section donnée en argument </text:span><text:span text:style-name="T100">(sh_num)</text:span><text:span text:style-name="T99">.</text:span></text:p>
      <text:p text:style-name="P106"/>
      <text:p text:style-name="P90"><text:tab/><text:tab/>void correct_all_symbol(Elf32_File* ef, Elf32_Half sh_num, Elf32_Half <text:tab/><text:tab/>correl_table[ ])</text:p>
      <text:p text:style-name="P84"/>
      <text:h text:style-name="Heading_20_2" text:outline-level="2">elf_load_reloc.h</text:h>
      <text:p text:style-name="P58"/>
      <text:p text:style-name="P68"><text:tab/><text:span text:style-name="T111">Application des relocations sur le fichier</text:span></text:p>
      <text:p text:style-name="P58"/>
      <text:p text:style-name="P68"><text:tab/><text:tab/><text:span text:style-name="T50">void execute_relocation_section(Elf32_File *ef, Elf32_Shdr reloc_shdr, <text:tab/><text:tab/>unsigned char * reloc_content)</text:span></text:p>
      <text:h text:style-name="P126" text:outline-level="1"><text:bookmark-start text:name="__RefHeading___Toc726_845414864"/>Fonctionnalités implémentées et manquantes<text:bookmark-end text:name="__RefHeading___Toc726_845414864"/></text:h>
      <text:h text:style-name="Heading_20_2" text:outline-level="2"><text:bookmark-start text:name="__RefHeading___Toc728_845414864"/>Fonctionnalités implémentées<text:bookmark-end text:name="__RefHeading___Toc728_845414864"/></text:h>
      <text:p text:style-name="P58"/>
      <text:p text:style-name="Standard"><text:tab/><text:span text:style-name="T103">Affichage de l’en-tête</text:span></text:p>
      <text:p text:style-name="P112"><text:tab/>Affichage de la table des sections<text:line-break/><text:tab/>Affichage du contenu d’une section<text:line-break/><text:tab/>Affichage de la table des symboles<text:line-break/><text:tab/>Affichage de la table de réimplantation<text:line-break/><text:tab/>Renumérotation des sections<text:line-break/><text:tab/>Correction des symboles</text:p>
      <text:p text:style-name="P112"><text:tab/>Réimplantations de type R_ARM_ABS*</text:p>
      <text:p text:style-name="P58"/>
      <text:h text:style-name="Heading_20_2" text:outline-level="2"><text:bookmark-start text:name="__RefHeading___Toc730_845414864"/>Fonctionnalités manquantes<text:bookmark-end text:name="__RefHeading___Toc730_845414864"/></text:h>
      <text:p text:style-name="Standard"><text:tab/><text:span text:style-name="T106">Réimplantations de type R_ARM_JUMP24 et R_ARM_CALL (incomplète)</text:span></text:p>
      <text:p text:style-name="Standard"><text:tab/><text:span text:style-name="T106">Interfaçage avec le simulateur ARM</text:span></text:p>
      <text:p text:style-name="Standard"><text:tab/><text:span text:style-name="T107">Exécution avec arm-eabi-run</text:span></text:p>
      <text:h text:style-name="P124" text:outline-level="1"><text:bookmark-start text:name="__RefHeading___Toc732_845414864"/>Bogues connus<text:bookmark-end text:name="__RefHeading___Toc732_845414864"/></text:h>
      <text:p text:style-name="P58"/>
      <text:p text:style-name="P70"><text:tab/><text:span text:style-name="T108">Concernant l’exécution de </text:span><text:span text:style-name="T47">dobby-read-elf-section-content</text:span><text:span text:style-name="T108">, lors du passage en argument d’un fichier objet dont le passage en format ELF a été incomplet (c’est à dire un fichier dans lequel certaines sections n’auraient pas été écrites), il y a une erreur de segmentation.</text:span></text:p>
      <text:p text:style-name="P70"><text:tab/><text:span text:style-name="T114">Les réimplantations de types R_ARM_CALL et R_ARM_JUMP24 donne un résultat qui est correct par rapport aux opérations effectuées, mais qui ne correspond pas aux fichiers de références.</text:span></text:p>
      <text:h text:style-name="P124" text:outline-level="1"><text:bookmark-start text:name="__RefHeading___Toc734_845414864"/>Description des tests<text:bookmark-end text:name="__RefHeading___Toc734_845414864"/></text:h>
      <text:p text:style-name="P58"/>
      <text:p text:style-name="P50"><text:tab/><text:span text:style-name="T113">Une description de comment lancer les commandes de test se trouve dans le Mode d’emploi.</text:span></text:p>
      <text:p text:style-name="P50"/>
      <text:p text:style-name="P50"><text:tab/><text:span text:style-name="T112">Les exemples fournis auront été très utiles notamment lors de la phase 1.</text:span></text:p>
      <text:p text:style-name="P50"/>
      <text:p text:style-name="P122"><text:tab/><text:span text:style-name="T112">Nous avons également de notre côté établis nos propres jeux de tests, notamment des fichiers .c (compilés en ARM) simples. L’un utilise des pointeurs, un autre contient des fonctions, afin d’observer les relocations effectuées lorsqu’on accède à des adresses mémoire. Il y a également un fichier.c qui contient des fonctions non appelées. Le fichier example-test2.s permet d’observer des </text:span><text:span text:style-name="T11">réimplantations</text:span><text:span text:style-name="T112"> de types R_ARM_ABS32, R_ARM_ABS16, R_ARM_CALL et R_ARM_JUMP24.</text:span></text:p>
      <text:p text:style-name="P50"><text:tab/><text:span text:style-name="T113">Les jeux de tests contiennent également un fichier.o incomplet dont le format ELF ne contient que un header (qui pointe vers des sections qui n’existent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0:25:11.695439642</meta:creation-date>
    <dc:date>2019-01-10T11:49:35.782201098</dc:date>
    <meta:editing-duration>PT4H36M44S</meta:editing-duration>
    <meta:editing-cycles>74</meta:editing-cycles>
    <meta:generator>LibreOffice/5.1.6.2$Linux_X86_64 LibreOffice_project/10m0$Build-2</meta:generator>
    <meta:document-statistic meta:table-count="0" meta:image-count="0" meta:object-count="0" meta:page-count="11" meta:paragraph-count="154" meta:word-count="1463" meta:character-count="10484" meta:non-whitespace-character-count="8975"/>
  </office:meta>
</office:document-meta>
</file>